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588cm" table:align="left"/>
    </style:style>
    <style:style style:name="Table1.A" style:family="table-column">
      <style:table-column-properties style:column-width="5.58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7.948cm" table:align="left"/>
    </style:style>
    <style:style style:name="Table3.A" style:family="table-column">
      <style:table-column-properties style:column-width="7.94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2.454cm" table:align="left"/>
    </style:style>
    <style:style style:name="Table5.A" style:family="table-column">
      <style:table-column-properties style:column-width="2.45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554cm" table:align="left"/>
    </style:style>
    <style:style style:name="Table6.A" style:family="table-column">
      <style:table-column-properties style:column-width="1.55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.903cm" table:align="left"/>
    </style:style>
    <style:style style:name="Table7.A" style:family="table-column">
      <style:table-column-properties style:column-width="1.90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298cm" table:align="left"/>
    </style:style>
    <style:style style:name="Table10.A" style:family="table-column">
      <style:table-column-properties style:column-width="0.29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0.59cm" table:align="left"/>
    </style:style>
    <style:style style:name="Table11.A" style:family="table-column">
      <style:table-column-properties style:column-width="10.59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298cm" table:align="left"/>
    </style:style>
    <style:style style:name="Table12.A" style:family="table-column">
      <style:table-column-properties style:column-width="0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.454cm" table:align="left"/>
    </style:style>
    <style:style style:name="Table13.A" style:family="table-column">
      <style:table-column-properties style:column-width="2.45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2.709cm" table:align="left"/>
    </style:style>
    <style:style style:name="Table14.A" style:family="table-column">
      <style:table-column-properties style:column-width="2.709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3.133cm" table:align="left"/>
    </style:style>
    <style:style style:name="Table15.A" style:family="table-column">
      <style:table-column-properties style:column-width="3.133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298cm" table:align="left"/>
    </style:style>
    <style:style style:name="Table17.A" style:family="table-column">
      <style:table-column-properties style:column-width="0.29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9.428cm" table:align="left"/>
    </style:style>
    <style:style style:name="Table18.A" style:family="table-column">
      <style:table-column-properties style:column-width="9.42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298cm" table:align="left"/>
    </style:style>
    <style:style style:name="Table19.A" style:family="table-column">
      <style:table-column-properties style:column-width="0.2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0.569cm" table:align="left"/>
    </style:style>
    <style:style style:name="Table20.A" style:family="table-column">
      <style:table-column-properties style:column-width="10.56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4.318cm" table:align="left"/>
    </style:style>
    <style:style style:name="Table21.A" style:family="table-column">
      <style:table-column-properties style:column-width="4.31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4.367cm" table:align="left"/>
    </style:style>
    <style:style style:name="Table22.A" style:family="table-column">
      <style:table-column-properties style:column-width="4.367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298cm" table:align="left"/>
    </style:style>
    <style:style style:name="Table23.A" style:family="table-column">
      <style:table-column-properties style:column-width="0.298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298cm" table:align="left"/>
    </style:style>
    <style:style style:name="Table24.A" style:family="table-column">
      <style:table-column-properties style:column-width="0.29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4.293cm" table:align="left"/>
    </style:style>
    <style:style style:name="Table25.A" style:family="table-column">
      <style:table-column-properties style:column-width="14.293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298cm" table:align="left"/>
    </style:style>
    <style:style style:name="Table26.A" style:family="table-column">
      <style:table-column-properties style:column-width="0.298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0.298cm" table:align="left"/>
    </style:style>
    <style:style style:name="Table27.A" style:family="table-column">
      <style:table-column-properties style:column-width="0.29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4.84cm" table:align="left"/>
    </style:style>
    <style:style style:name="Table28.A" style:family="table-column">
      <style:table-column-properties style:column-width="4.84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4.627cm" table:align="left"/>
    </style:style>
    <style:style style:name="Table29.A" style:family="table-column">
      <style:table-column-properties style:column-width="4.627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5.156cm" table:align="left"/>
    </style:style>
    <style:style style:name="Table30.A" style:family="table-column">
      <style:table-column-properties style:column-width="5.156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298cm" table:align="left"/>
    </style:style>
    <style:style style:name="Table31.A" style:family="table-column">
      <style:table-column-properties style:column-width="0.29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0.298cm" table:align="left"/>
    </style:style>
    <style:style style:name="Table32.A" style:family="table-column">
      <style:table-column-properties style:column-width="0.298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0.298cm" table:align="left"/>
    </style:style>
    <style:style style:name="Table33.A" style:family="table-column">
      <style:table-column-properties style:column-width="0.298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11.083cm" table:align="left"/>
    </style:style>
    <style:style style:name="Table34.A" style:family="table-column">
      <style:table-column-properties style:column-width="11.083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298cm" table:align="left"/>
    </style:style>
    <style:style style:name="Table35.A" style:family="table-column">
      <style:table-column-properties style:column-width="0.298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.804cm" table:align="left"/>
    </style:style>
    <style:style style:name="Table36.A" style:family="table-column">
      <style:table-column-properties style:column-width="1.804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.813cm" table:align="left"/>
    </style:style>
    <style:style style:name="Table37.A" style:family="table-column">
      <style:table-column-properties style:column-width="1.813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298cm" table:align="left"/>
    </style:style>
    <style:style style:name="Table38.A" style:family="table-column">
      <style:table-column-properties style:column-width="0.298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298cm" table:align="left"/>
    </style:style>
    <style:style style:name="Table39.A" style:family="table-column">
      <style:table-column-properties style:column-width="0.298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9.751cm" table:align="left"/>
    </style:style>
    <style:style style:name="Table40.A" style:family="table-column">
      <style:table-column-properties style:column-width="9.751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298cm" table:align="left"/>
    </style:style>
    <style:style style:name="Table41.A" style:family="table-column">
      <style:table-column-properties style:column-width="0.298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0.298cm" table:align="left"/>
    </style:style>
    <style:style style:name="Table42.A" style:family="table-column">
      <style:table-column-properties style:column-width="0.298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5.205cm" table:align="left"/>
    </style:style>
    <style:style style:name="Table43.A" style:family="table-column">
      <style:table-column-properties style:column-width="5.205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5.135cm" table:align="left"/>
    </style:style>
    <style:style style:name="Table44.A" style:family="table-column">
      <style:table-column-properties style:column-width="5.135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4.424cm" table:align="left"/>
    </style:style>
    <style:style style:name="Table45.A" style:family="table-column">
      <style:table-column-properties style:column-width="4.424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4.491cm" table:align="left"/>
    </style:style>
    <style:style style:name="Table46.A" style:family="table-column">
      <style:table-column-properties style:column-width="4.491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0.298cm" table:align="left"/>
    </style:style>
    <style:style style:name="Table47.A" style:family="table-column">
      <style:table-column-properties style:column-width="0.298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9.869cm" table:align="left"/>
    </style:style>
    <style:style style:name="Table48.A" style:family="table-column">
      <style:table-column-properties style:column-width="9.869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298cm" table:align="left"/>
    </style:style>
    <style:style style:name="Table49.A" style:family="table-column">
      <style:table-column-properties style:column-width="0.298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5.696cm" table:align="left"/>
    </style:style>
    <style:style style:name="Table50.A" style:family="table-column">
      <style:table-column-properties style:column-width="5.696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3.062cm" table:align="left"/>
    </style:style>
    <style:style style:name="Table51.A" style:family="table-column">
      <style:table-column-properties style:column-width="3.062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3.336cm" table:align="left"/>
    </style:style>
    <style:style style:name="Table52.A" style:family="table-column">
      <style:table-column-properties style:column-width="3.336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4.068cm" table:align="left"/>
    </style:style>
    <style:style style:name="Table53.A" style:family="table-column">
      <style:table-column-properties style:column-width="4.068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0.298cm" table:align="left"/>
    </style:style>
    <style:style style:name="Table54.A" style:family="table-column">
      <style:table-column-properties style:column-width="0.298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9.46cm" table:align="left"/>
    </style:style>
    <style:style style:name="Table55.A" style:family="table-column">
      <style:table-column-properties style:column-width="9.46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3.477cm" table:align="left"/>
    </style:style>
    <style:style style:name="Table56.A" style:family="table-column">
      <style:table-column-properties style:column-width="3.477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4.505cm" table:align="left"/>
    </style:style>
    <style:style style:name="Table57.A" style:family="table-column">
      <style:table-column-properties style:column-width="4.505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1.692cm" table:align="left"/>
    </style:style>
    <style:style style:name="Table58.A" style:family="table-column">
      <style:table-column-properties style:column-width="1.692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3.724cm" table:align="left"/>
    </style:style>
    <style:style style:name="Table59.A" style:family="table-column">
      <style:table-column-properties style:column-width="3.724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1.051cm" table:align="left"/>
    </style:style>
    <style:style style:name="Table60.A" style:family="table-column">
      <style:table-column-properties style:column-width="1.051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3.54cm" table:align="left"/>
    </style:style>
    <style:style style:name="Table61.A" style:family="table-column">
      <style:table-column-properties style:column-width="3.54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0.504cm" table:align="left"/>
    </style:style>
    <style:style style:name="Table62.A" style:family="table-column">
      <style:table-column-properties style:column-width="0.504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0.298cm" table:align="left"/>
    </style:style>
    <style:style style:name="Table63.A" style:family="table-column">
      <style:table-column-properties style:column-width="0.298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1.642cm" table:align="left"/>
    </style:style>
    <style:style style:name="Table64.A" style:family="table-column">
      <style:table-column-properties style:column-width="1.642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1.542cm" table:align="left"/>
    </style:style>
    <style:style style:name="Table65.A" style:family="table-column">
      <style:table-column-properties style:column-width="1.542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0.298cm" table:align="left"/>
    </style:style>
    <style:style style:name="Table66.A" style:family="table-column">
      <style:table-column-properties style:column-width="0.298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8.738cm" table:align="left"/>
    </style:style>
    <style:style style:name="Table67.A" style:family="table-column">
      <style:table-column-properties style:column-width="8.738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0.298cm" table:align="left"/>
    </style:style>
    <style:style style:name="Table68.A" style:family="table-column">
      <style:table-column-properties style:column-width="0.298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0.298cm" table:align="left"/>
    </style:style>
    <style:style style:name="Table69.A" style:family="table-column">
      <style:table-column-properties style:column-width="0.298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1.748cm" table:align="left"/>
    </style:style>
    <style:style style:name="Table70.A" style:family="table-column">
      <style:table-column-properties style:column-width="1.748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1.542cm" table:align="left"/>
    </style:style>
    <style:style style:name="Table71.A" style:family="table-column">
      <style:table-column-properties style:column-width="1.542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5.496cm" table:align="left"/>
    </style:style>
    <style:style style:name="Table72.A" style:family="table-column">
      <style:table-column-properties style:column-width="5.496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0.298cm" table:align="left"/>
    </style:style>
    <style:style style:name="Table73.A" style:family="table-column">
      <style:table-column-properties style:column-width="0.298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6.503cm" table:align="left"/>
    </style:style>
    <style:style style:name="Table74.A" style:family="table-column">
      <style:table-column-properties style:column-width="6.503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5.33cm" table:align="left"/>
    </style:style>
    <style:style style:name="Table75.A" style:family="table-column">
      <style:table-column-properties style:column-width="5.33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2.782cm" table:align="left"/>
    </style:style>
    <style:style style:name="Table76.A" style:family="table-column">
      <style:table-column-properties style:column-width="2.782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0.504cm" table:align="left"/>
    </style:style>
    <style:style style:name="Table77.A" style:family="table-column">
      <style:table-column-properties style:column-width="0.504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0.298cm" table:align="left"/>
    </style:style>
    <style:style style:name="Table78.A" style:family="table-column">
      <style:table-column-properties style:column-width="0.298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3.242cm" table:align="left"/>
    </style:style>
    <style:style style:name="Table79.A" style:family="table-column">
      <style:table-column-properties style:column-width="3.242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0.298cm" table:align="left"/>
    </style:style>
    <style:style style:name="Table80.A" style:family="table-column">
      <style:table-column-properties style:column-width="0.298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1.258cm" table:align="left"/>
    </style:style>
    <style:style style:name="Table81.A" style:family="table-column">
      <style:table-column-properties style:column-width="1.258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1.231cm" table:align="left"/>
    </style:style>
    <style:style style:name="Table82.A" style:family="table-column">
      <style:table-column-properties style:column-width="1.231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1.231cm" table:align="left"/>
    </style:style>
    <style:style style:name="Table83.A" style:family="table-column">
      <style:table-column-properties style:column-width="1.231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1.695cm" table:align="left"/>
    </style:style>
    <style:style style:name="Table84.A" style:family="table-column">
      <style:table-column-properties style:column-width="1.695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1.879cm" table:align="left"/>
    </style:style>
    <style:style style:name="Table85.A" style:family="table-column">
      <style:table-column-properties style:column-width="1.879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0.298cm" table:align="left"/>
    </style:style>
    <style:style style:name="Table86.A" style:family="table-column">
      <style:table-column-properties style:column-width="0.298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0.298cm" table:align="left"/>
    </style:style>
    <style:style style:name="Table87.A" style:family="table-column">
      <style:table-column-properties style:column-width="0.298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6.488cm" table:align="left"/>
    </style:style>
    <style:style style:name="Table88.A" style:family="table-column">
      <style:table-column-properties style:column-width="6.488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5.503cm" table:align="left"/>
    </style:style>
    <style:style style:name="Table89.A" style:family="table-column">
      <style:table-column-properties style:column-width="5.503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2.782cm" table:align="left"/>
    </style:style>
    <style:style style:name="Table90.A" style:family="table-column">
      <style:table-column-properties style:column-width="2.782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0.504cm" table:align="left"/>
    </style:style>
    <style:style style:name="Table91.A" style:family="table-column">
      <style:table-column-properties style:column-width="0.504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0.298cm" table:align="left"/>
    </style:style>
    <style:style style:name="Table92.A" style:family="table-column">
      <style:table-column-properties style:column-width="0.298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3.242cm" table:align="left"/>
    </style:style>
    <style:style style:name="Table93.A" style:family="table-column">
      <style:table-column-properties style:column-width="3.242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0.298cm" table:align="left"/>
    </style:style>
    <style:style style:name="Table94.A" style:family="table-column">
      <style:table-column-properties style:column-width="0.298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0.298cm" table:align="left"/>
    </style:style>
    <style:style style:name="Table95.A" style:family="table-column">
      <style:table-column-properties style:column-width="0.298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1.258cm" table:align="left"/>
    </style:style>
    <style:style style:name="Table96.A" style:family="table-column">
      <style:table-column-properties style:column-width="1.258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1.231cm" table:align="left"/>
    </style:style>
    <style:style style:name="Table97.A" style:family="table-column">
      <style:table-column-properties style:column-width="1.231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1.231cm" table:align="left"/>
    </style:style>
    <style:style style:name="Table98.A" style:family="table-column">
      <style:table-column-properties style:column-width="1.231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1.695cm" table:align="left"/>
    </style:style>
    <style:style style:name="Table99.A" style:family="table-column">
      <style:table-column-properties style:column-width="1.695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1.879cm" table:align="left"/>
    </style:style>
    <style:style style:name="Table100.A" style:family="table-column">
      <style:table-column-properties style:column-width="1.879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0.298cm" table:align="left"/>
    </style:style>
    <style:style style:name="Table101.A" style:family="table-column">
      <style:table-column-properties style:column-width="0.298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9.71cm" table:align="left"/>
    </style:style>
    <style:style style:name="Table102.A" style:family="table-column">
      <style:table-column-properties style:column-width="9.71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0.298cm" table:align="left"/>
    </style:style>
    <style:style style:name="Table103.A" style:family="table-column">
      <style:table-column-properties style:column-width="0.298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2.177cm" table:align="left"/>
    </style:style>
    <style:style style:name="Table104.A" style:family="table-column">
      <style:table-column-properties style:column-width="2.177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2.427cm" table:align="left"/>
    </style:style>
    <style:style style:name="Table105.A" style:family="table-column">
      <style:table-column-properties style:column-width="2.427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1.886cm" table:align="left"/>
    </style:style>
    <style:style style:name="Table106.A" style:family="table-column">
      <style:table-column-properties style:column-width="1.886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2.006cm" table:align="left"/>
    </style:style>
    <style:style style:name="Table107.A" style:family="table-column">
      <style:table-column-properties style:column-width="2.006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4.094cm" table:align="left"/>
    </style:style>
    <style:style style:name="Table108.A" style:family="table-column">
      <style:table-column-properties style:column-width="4.094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0.298cm" table:align="left"/>
    </style:style>
    <style:style style:name="Table109.A" style:family="table-column">
      <style:table-column-properties style:column-width="0.298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0.298cm" table:align="left"/>
    </style:style>
    <style:style style:name="Table110.A" style:family="table-column">
      <style:table-column-properties style:column-width="0.298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0.298cm" table:align="left"/>
    </style:style>
    <style:style style:name="Table111.A" style:family="table-column">
      <style:table-column-properties style:column-width="0.298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0.298cm" table:align="left"/>
    </style:style>
    <style:style style:name="Table112.A" style:family="table-column">
      <style:table-column-properties style:column-width="0.298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0.298cm" table:align="left"/>
    </style:style>
    <style:style style:name="Table113.A" style:family="table-column">
      <style:table-column-properties style:column-width="0.298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8.916cm" table:align="left"/>
    </style:style>
    <style:style style:name="Table114.A" style:family="table-column">
      <style:table-column-properties style:column-width="8.916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0.298cm" table:align="left"/>
    </style:style>
    <style:style style:name="Table115.A" style:family="table-column">
      <style:table-column-properties style:column-width="0.298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0.298cm" table:align="left"/>
    </style:style>
    <style:style style:name="Table116.A" style:family="table-column">
      <style:table-column-properties style:column-width="0.298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1.695cm" table:align="left"/>
    </style:style>
    <style:style style:name="Table117.A" style:family="table-column">
      <style:table-column-properties style:column-width="1.695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2.815cm" table:align="left"/>
    </style:style>
    <style:style style:name="Table118.A" style:family="table-column">
      <style:table-column-properties style:column-width="2.815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2.184cm" table:align="left"/>
    </style:style>
    <style:style style:name="Table119.A" style:family="table-column">
      <style:table-column-properties style:column-width="2.184cm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1.258cm" table:align="left"/>
    </style:style>
    <style:style style:name="Table120.A" style:family="table-column">
      <style:table-column-properties style:column-width="1.258cm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0.298cm" table:align="left"/>
    </style:style>
    <style:style style:name="Table121.A" style:family="table-column">
      <style:table-column-properties style:column-width="0.298cm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0.298cm" table:align="left"/>
    </style:style>
    <style:style style:name="Table122.A" style:family="table-column">
      <style:table-column-properties style:column-width="0.298cm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11.005cm" table:align="left"/>
    </style:style>
    <style:style style:name="Table123.A" style:family="table-column">
      <style:table-column-properties style:column-width="11.005cm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0.298cm" table:align="left"/>
    </style:style>
    <style:style style:name="Table124.A" style:family="table-column">
      <style:table-column-properties style:column-width="0.298cm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0.298cm" table:align="left"/>
    </style:style>
    <style:style style:name="Table125.A" style:family="table-column">
      <style:table-column-properties style:column-width="0.298cm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1.258cm" table:align="left"/>
    </style:style>
    <style:style style:name="Table126.A" style:family="table-column">
      <style:table-column-properties style:column-width="1.258cm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1.231cm" table:align="left"/>
    </style:style>
    <style:style style:name="Table127.A" style:family="table-column">
      <style:table-column-properties style:column-width="1.231cm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2.655cm" table:align="left"/>
    </style:style>
    <style:style style:name="Table128.A" style:family="table-column">
      <style:table-column-properties style:column-width="2.655cm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5.089cm" table:align="left"/>
    </style:style>
    <style:style style:name="Table129.A" style:family="table-column">
      <style:table-column-properties style:column-width="5.089cm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0.298cm" table:align="left"/>
    </style:style>
    <style:style style:name="Table130.A" style:family="table-column">
      <style:table-column-properties style:column-width="0.298cm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0.298cm" table:align="left"/>
    </style:style>
    <style:style style:name="Table131.A" style:family="table-column">
      <style:table-column-properties style:column-width="0.298cm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8.357cm" table:align="left"/>
    </style:style>
    <style:style style:name="Table132.A" style:family="table-column">
      <style:table-column-properties style:column-width="8.357cm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0.298cm" table:align="left"/>
    </style:style>
    <style:style style:name="Table133.A" style:family="table-column">
      <style:table-column-properties style:column-width="0.298cm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5.048cm" table:align="left"/>
    </style:style>
    <style:style style:name="Table134.A" style:family="table-column">
      <style:table-column-properties style:column-width="5.048cm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1.219cm" table:align="left"/>
    </style:style>
    <style:style style:name="Table135.A" style:family="table-column">
      <style:table-column-properties style:column-width="1.219cm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0.504cm" table:align="left"/>
    </style:style>
    <style:style style:name="Table136.A" style:family="table-column">
      <style:table-column-properties style:column-width="0.504cm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0.298cm" table:align="left"/>
    </style:style>
    <style:style style:name="Table137.A" style:family="table-column">
      <style:table-column-properties style:column-width="0.298cm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3.235cm" table:align="left"/>
    </style:style>
    <style:style style:name="Table138.A" style:family="table-column">
      <style:table-column-properties style:column-width="3.235cm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0.298cm" table:align="left"/>
    </style:style>
    <style:style style:name="Table139.A" style:family="table-column">
      <style:table-column-properties style:column-width="0.298cm"/>
    </style:style>
    <style:style style:name="Table139.A1" style:family="table-cell">
      <style:table-cell-properties style:vertical-align="middle" fo:padding="0.049cm" fo:border="none"/>
    </style:style>
    <style:style style:name="Table140" style:family="table">
      <style:table-properties style:width="1.363cm" table:align="left"/>
    </style:style>
    <style:style style:name="Table140.A" style:family="table-column">
      <style:table-column-properties style:column-width="1.363cm"/>
    </style:style>
    <style:style style:name="Table140.A1" style:family="table-cell">
      <style:table-cell-properties style:vertical-align="middle" fo:padding="0.049cm" fo:border="none"/>
    </style:style>
    <style:style style:name="Table141" style:family="table">
      <style:table-properties style:width="1.443cm" table:align="left"/>
    </style:style>
    <style:style style:name="Table141.A" style:family="table-column">
      <style:table-column-properties style:column-width="1.443cm"/>
    </style:style>
    <style:style style:name="Table141.A1" style:family="table-cell">
      <style:table-cell-properties style:vertical-align="middle" fo:padding="0.049cm" fo:border="none"/>
    </style:style>
    <style:style style:name="Table142" style:family="table">
      <style:table-properties style:width="2.709cm" table:align="left"/>
    </style:style>
    <style:style style:name="Table142.A" style:family="table-column">
      <style:table-column-properties style:column-width="2.709cm"/>
    </style:style>
    <style:style style:name="Table142.A1" style:family="table-cell">
      <style:table-cell-properties style:vertical-align="middle" fo:padding="0.049cm" fo:border="none"/>
    </style:style>
    <style:style style:name="Table143" style:family="table">
      <style:table-properties style:width="1.695cm" table:align="left"/>
    </style:style>
    <style:style style:name="Table143.A" style:family="table-column">
      <style:table-column-properties style:column-width="1.695cm"/>
    </style:style>
    <style:style style:name="Table143.A1" style:family="table-cell">
      <style:table-cell-properties style:vertical-align="middle" fo:padding="0.049cm" fo:border="none"/>
    </style:style>
    <style:style style:name="Table144" style:family="table">
      <style:table-properties style:width="1.879cm" table:align="left"/>
    </style:style>
    <style:style style:name="Table144.A" style:family="table-column">
      <style:table-column-properties style:column-width="1.879cm"/>
    </style:style>
    <style:style style:name="Table144.A1" style:family="table-cell">
      <style:table-cell-properties style:vertical-align="middle" fo:padding="0.049cm" fo:border="none"/>
    </style:style>
    <style:style style:name="Table145" style:family="table">
      <style:table-properties style:width="0.298cm" table:align="left"/>
    </style:style>
    <style:style style:name="Table145.A" style:family="table-column">
      <style:table-column-properties style:column-width="0.298cm"/>
    </style:style>
    <style:style style:name="Table145.A1" style:family="table-cell">
      <style:table-cell-properties style:vertical-align="middle" fo:padding="0.049cm" fo:border="none"/>
    </style:style>
    <style:style style:name="Table146" style:family="table">
      <style:table-properties style:width="0.298cm" table:align="left"/>
    </style:style>
    <style:style style:name="Table146.A" style:family="table-column">
      <style:table-column-properties style:column-width="0.298cm"/>
    </style:style>
    <style:style style:name="Table146.A1" style:family="table-cell">
      <style:table-cell-properties style:vertical-align="middle" fo:padding="0.049cm" fo:border="none"/>
    </style:style>
    <style:style style:name="Table147" style:family="table">
      <style:table-properties style:width="8.357cm" table:align="left"/>
    </style:style>
    <style:style style:name="Table147.A" style:family="table-column">
      <style:table-column-properties style:column-width="8.357cm"/>
    </style:style>
    <style:style style:name="Table147.A1" style:family="table-cell">
      <style:table-cell-properties style:vertical-align="middle" fo:padding="0.049cm" fo:border="none"/>
    </style:style>
    <style:style style:name="Table148" style:family="table">
      <style:table-properties style:width="0.298cm" table:align="left"/>
    </style:style>
    <style:style style:name="Table148.A" style:family="table-column">
      <style:table-column-properties style:column-width="0.298cm"/>
    </style:style>
    <style:style style:name="Table148.A1" style:family="table-cell">
      <style:table-cell-properties style:vertical-align="middle" fo:padding="0.049cm" fo:border="none"/>
    </style:style>
    <style:style style:name="Table149" style:family="table">
      <style:table-properties style:width="3.895cm" table:align="left"/>
    </style:style>
    <style:style style:name="Table149.A" style:family="table-column">
      <style:table-column-properties style:column-width="3.895cm"/>
    </style:style>
    <style:style style:name="Table149.A1" style:family="table-cell">
      <style:table-cell-properties style:vertical-align="middle" fo:padding="0.049cm" fo:border="none"/>
    </style:style>
    <style:style style:name="Table150" style:family="table">
      <style:table-properties style:width="2.565cm" table:align="left"/>
    </style:style>
    <style:style style:name="Table150.A" style:family="table-column">
      <style:table-column-properties style:column-width="2.565cm"/>
    </style:style>
    <style:style style:name="Table150.A1" style:family="table-cell">
      <style:table-cell-properties style:vertical-align="middle" fo:padding="0.049cm" fo:border="none"/>
    </style:style>
    <style:style style:name="Table151" style:family="table">
      <style:table-properties style:width="3.692cm" table:align="left"/>
    </style:style>
    <style:style style:name="Table151.A" style:family="table-column">
      <style:table-column-properties style:column-width="3.692cm"/>
    </style:style>
    <style:style style:name="Table151.A1" style:family="table-cell">
      <style:table-cell-properties style:vertical-align="middle" fo:padding="0.049cm" fo:border="none"/>
    </style:style>
    <style:style style:name="Table152" style:family="table">
      <style:table-properties style:width="4.759cm" table:align="left"/>
    </style:style>
    <style:style style:name="Table152.A" style:family="table-column">
      <style:table-column-properties style:column-width="4.759cm"/>
    </style:style>
    <style:style style:name="Table152.A1" style:family="table-cell">
      <style:table-cell-properties style:vertical-align="middle" fo:padding="0.049cm" fo:border="none"/>
    </style:style>
    <style:style style:name="Table153" style:family="table">
      <style:table-properties style:width="0.504cm" table:align="left"/>
    </style:style>
    <style:style style:name="Table153.A" style:family="table-column">
      <style:table-column-properties style:column-width="0.504cm"/>
    </style:style>
    <style:style style:name="Table153.A1" style:family="table-cell">
      <style:table-cell-properties style:vertical-align="middle" fo:padding="0.049cm" fo:border="none"/>
    </style:style>
    <style:style style:name="Table154" style:family="table">
      <style:table-properties style:width="2.475cm" table:align="left"/>
    </style:style>
    <style:style style:name="Table154.A" style:family="table-column">
      <style:table-column-properties style:column-width="2.475cm"/>
    </style:style>
    <style:style style:name="Table154.A1" style:family="table-cell">
      <style:table-cell-properties style:vertical-align="middle" fo:padding="0.049cm" fo:border="none"/>
    </style:style>
    <style:style style:name="Table155" style:family="table">
      <style:table-properties style:width="0.298cm" table:align="left"/>
    </style:style>
    <style:style style:name="Table155.A" style:family="table-column">
      <style:table-column-properties style:column-width="0.298cm"/>
    </style:style>
    <style:style style:name="Table155.A1" style:family="table-cell">
      <style:table-cell-properties style:vertical-align="middle" fo:padding="0.049cm" fo:border="none"/>
    </style:style>
    <style:style style:name="Table156" style:family="table">
      <style:table-properties style:width="2.736cm" table:align="left"/>
    </style:style>
    <style:style style:name="Table156.A" style:family="table-column">
      <style:table-column-properties style:column-width="2.736cm"/>
    </style:style>
    <style:style style:name="Table156.A1" style:family="table-cell">
      <style:table-cell-properties style:vertical-align="middle" fo:padding="0.049cm" fo:border="none"/>
    </style:style>
    <style:style style:name="Table157" style:family="table">
      <style:table-properties style:width="3.38cm" table:align="left"/>
    </style:style>
    <style:style style:name="Table157.A" style:family="table-column">
      <style:table-column-properties style:column-width="3.38cm"/>
    </style:style>
    <style:style style:name="Table157.A1" style:family="table-cell">
      <style:table-cell-properties style:vertical-align="middle" fo:padding="0.049cm" fo:border="none"/>
    </style:style>
    <style:style style:name="Table158" style:family="table">
      <style:table-properties style:width="3.034cm" table:align="left"/>
    </style:style>
    <style:style style:name="Table158.A" style:family="table-column">
      <style:table-column-properties style:column-width="3.034cm"/>
    </style:style>
    <style:style style:name="Table158.A1" style:family="table-cell">
      <style:table-cell-properties style:vertical-align="middle" fo:padding="0.049cm" fo:border="none"/>
    </style:style>
    <style:style style:name="Table159" style:family="table">
      <style:table-properties style:width="1.879cm" table:align="left"/>
    </style:style>
    <style:style style:name="Table159.A" style:family="table-column">
      <style:table-column-properties style:column-width="1.879cm"/>
    </style:style>
    <style:style style:name="Table159.A1" style:family="table-cell">
      <style:table-cell-properties style:vertical-align="middle" fo:padding="0.049cm" fo:border="none"/>
    </style:style>
    <style:style style:name="Table160" style:family="table">
      <style:table-properties style:width="0.298cm" table:align="left"/>
    </style:style>
    <style:style style:name="Table160.A" style:family="table-column">
      <style:table-column-properties style:column-width="0.298cm"/>
    </style:style>
    <style:style style:name="Table160.A1" style:family="table-cell">
      <style:table-cell-properties style:vertical-align="middle" fo:padding="0.049cm" fo:border="none"/>
    </style:style>
    <style:style style:name="Table161" style:family="table">
      <style:table-properties style:width="9.155cm" table:align="left"/>
    </style:style>
    <style:style style:name="Table161.A" style:family="table-column">
      <style:table-column-properties style:column-width="9.155cm"/>
    </style:style>
    <style:style style:name="Table161.A1" style:family="table-cell">
      <style:table-cell-properties style:vertical-align="middle" fo:padding="0.049cm" fo:border="none"/>
    </style:style>
    <style:style style:name="Table162" style:family="table">
      <style:table-properties style:width="0.298cm" table:align="left"/>
    </style:style>
    <style:style style:name="Table162.A" style:family="table-column">
      <style:table-column-properties style:column-width="0.298cm"/>
    </style:style>
    <style:style style:name="Table162.A1" style:family="table-cell">
      <style:table-cell-properties style:vertical-align="middle" fo:padding="0.049cm" fo:border="none"/>
    </style:style>
    <style:style style:name="Table163" style:family="table">
      <style:table-properties style:width="4.468cm" table:align="left"/>
    </style:style>
    <style:style style:name="Table163.A" style:family="table-column">
      <style:table-column-properties style:column-width="4.468cm"/>
    </style:style>
    <style:style style:name="Table163.A1" style:family="table-cell">
      <style:table-cell-properties style:vertical-align="middle" fo:padding="0.049cm" fo:border="none"/>
    </style:style>
    <style:style style:name="Table164" style:family="table">
      <style:table-properties style:width="5.359cm" table:align="left"/>
    </style:style>
    <style:style style:name="Table164.A" style:family="table-column">
      <style:table-column-properties style:column-width="5.359cm"/>
    </style:style>
    <style:style style:name="Table164.A1" style:family="table-cell">
      <style:table-cell-properties style:vertical-align="middle" fo:padding="0.049cm" fo:border="none"/>
    </style:style>
    <style:style style:name="Table165" style:family="table">
      <style:table-properties style:width="4.323cm" table:align="left"/>
    </style:style>
    <style:style style:name="Table165.A" style:family="table-column">
      <style:table-column-properties style:column-width="4.323cm"/>
    </style:style>
    <style:style style:name="Table165.A1" style:family="table-cell">
      <style:table-cell-properties style:vertical-align="middle" fo:padding="0.049cm" fo:border="none"/>
    </style:style>
    <style:style style:name="Table166" style:family="table">
      <style:table-properties style:width="0.298cm" table:align="left"/>
    </style:style>
    <style:style style:name="Table166.A" style:family="table-column">
      <style:table-column-properties style:column-width="0.298cm"/>
    </style:style>
    <style:style style:name="Table166.A1" style:family="table-cell">
      <style:table-cell-properties style:vertical-align="middle" fo:padding="0.049cm" fo:border="none"/>
    </style:style>
    <style:style style:name="Table167" style:family="table">
      <style:table-properties style:width="10.543cm" table:align="left"/>
    </style:style>
    <style:style style:name="Table167.A" style:family="table-column">
      <style:table-column-properties style:column-width="10.543cm"/>
    </style:style>
    <style:style style:name="Table167.A1" style:family="table-cell">
      <style:table-cell-properties style:vertical-align="middle" fo:padding="0.049cm" fo:border="none"/>
    </style:style>
    <style:style style:name="Table168" style:family="table">
      <style:table-properties style:width="0.298cm" table:align="left"/>
    </style:style>
    <style:style style:name="Table168.A" style:family="table-column">
      <style:table-column-properties style:column-width="0.298cm"/>
    </style:style>
    <style:style style:name="Table168.A1" style:family="table-cell">
      <style:table-cell-properties style:vertical-align="middle" fo:padding="0.049cm" fo:border="none"/>
    </style:style>
    <style:style style:name="Table169" style:family="table">
      <style:table-properties style:width="8.239cm" table:align="left"/>
    </style:style>
    <style:style style:name="Table169.A" style:family="table-column">
      <style:table-column-properties style:column-width="8.239cm"/>
    </style:style>
    <style:style style:name="Table169.A1" style:family="table-cell">
      <style:table-cell-properties style:vertical-align="middle" fo:padding="0.049cm" fo:border="none"/>
    </style:style>
    <style:style style:name="Table170" style:family="table">
      <style:table-properties style:width="5.495cm" table:align="left"/>
    </style:style>
    <style:style style:name="Table170.A" style:family="table-column">
      <style:table-column-properties style:column-width="5.495cm"/>
    </style:style>
    <style:style style:name="Table170.A1" style:family="table-cell">
      <style:table-cell-properties style:vertical-align="middle" fo:padding="0.049cm" fo:border="none"/>
    </style:style>
    <style:style style:name="Table171" style:family="table">
      <style:table-properties style:width="4.77cm" table:align="left"/>
    </style:style>
    <style:style style:name="Table171.A" style:family="table-column">
      <style:table-column-properties style:column-width="4.77cm"/>
    </style:style>
    <style:style style:name="Table171.A1" style:family="table-cell">
      <style:table-cell-properties style:vertical-align="middle" fo:padding="0.049cm" fo:border="none"/>
    </style:style>
    <style:style style:name="Table172" style:family="table">
      <style:table-properties style:width="0.298cm" table:align="left"/>
    </style:style>
    <style:style style:name="Table172.A" style:family="table-column">
      <style:table-column-properties style:column-width="0.298cm"/>
    </style:style>
    <style:style style:name="Table172.A1" style:family="table-cell">
      <style:table-cell-properties style:vertical-align="middle" fo:padding="0.049cm" fo:border="none"/>
    </style:style>
    <style:style style:name="Table173" style:family="table">
      <style:table-properties style:width="5.465cm" table:align="left"/>
    </style:style>
    <style:style style:name="Table173.A" style:family="table-column">
      <style:table-column-properties style:column-width="5.465cm"/>
    </style:style>
    <style:style style:name="Table173.A1" style:family="table-cell">
      <style:table-cell-properties style:vertical-align="middle" fo:padding="0.049cm" fo:border="none"/>
    </style:style>
    <style:style style:name="Table174" style:family="table">
      <style:table-properties style:width="0.298cm" table:align="left"/>
    </style:style>
    <style:style style:name="Table174.A" style:family="table-column">
      <style:table-column-properties style:column-width="0.298cm"/>
    </style:style>
    <style:style style:name="Table174.A1" style:family="table-cell">
      <style:table-cell-properties style:vertical-align="middle" fo:padding="0.049cm" fo:border="none"/>
    </style:style>
    <style:style style:name="Table175" style:family="table">
      <style:table-properties style:width="3.722cm" table:align="left"/>
    </style:style>
    <style:style style:name="Table175.A" style:family="table-column">
      <style:table-column-properties style:column-width="3.722cm"/>
    </style:style>
    <style:style style:name="Table175.A1" style:family="table-cell">
      <style:table-cell-properties style:vertical-align="middle" fo:padding="0.049cm" fo:border="none"/>
    </style:style>
    <style:style style:name="Table176" style:family="table">
      <style:table-properties style:width="3.24cm" table:align="left"/>
    </style:style>
    <style:style style:name="Table176.A" style:family="table-column">
      <style:table-column-properties style:column-width="3.24cm"/>
    </style:style>
    <style:style style:name="Table176.A1" style:family="table-cell">
      <style:table-cell-properties style:vertical-align="middle" fo:padding="0.049cm" fo:border="none"/>
    </style:style>
    <style:style style:name="Table177" style:family="table">
      <style:table-properties style:width="0.504cm" table:align="left"/>
    </style:style>
    <style:style style:name="Table177.A" style:family="table-column">
      <style:table-column-properties style:column-width="0.504cm"/>
    </style:style>
    <style:style style:name="Table177.A1" style:family="table-cell">
      <style:table-cell-properties style:vertical-align="middle" fo:padding="0.049cm" fo:border="none"/>
    </style:style>
    <style:style style:name="Table178" style:family="table">
      <style:table-properties style:width="0.298cm" table:align="left"/>
    </style:style>
    <style:style style:name="Table178.A" style:family="table-column">
      <style:table-column-properties style:column-width="0.298cm"/>
    </style:style>
    <style:style style:name="Table178.A1" style:family="table-cell">
      <style:table-cell-properties style:vertical-align="middle" fo:padding="0.049cm" fo:border="none"/>
    </style:style>
    <style:style style:name="Table179" style:family="table">
      <style:table-properties style:width="2.037cm" table:align="left"/>
    </style:style>
    <style:style style:name="Table179.A" style:family="table-column">
      <style:table-column-properties style:column-width="2.037cm"/>
    </style:style>
    <style:style style:name="Table179.A1" style:family="table-cell">
      <style:table-cell-properties style:vertical-align="middle" fo:padding="0.049cm" fo:border="none"/>
    </style:style>
    <style:style style:name="Table180" style:family="table">
      <style:table-properties style:width="1.231cm" table:align="left"/>
    </style:style>
    <style:style style:name="Table180.A" style:family="table-column">
      <style:table-column-properties style:column-width="1.231cm"/>
    </style:style>
    <style:style style:name="Table180.A1" style:family="table-cell">
      <style:table-cell-properties style:vertical-align="middle" fo:padding="0.049cm" fo:border="none"/>
    </style:style>
    <style:style style:name="Table181" style:family="table">
      <style:table-properties style:width="2.709cm" table:align="left"/>
    </style:style>
    <style:style style:name="Table181.A" style:family="table-column">
      <style:table-column-properties style:column-width="2.709cm"/>
    </style:style>
    <style:style style:name="Table181.A1" style:family="table-cell">
      <style:table-cell-properties style:vertical-align="middle" fo:padding="0.049cm" fo:border="none"/>
    </style:style>
    <style:style style:name="Table182" style:family="table">
      <style:table-properties style:width="1.695cm" table:align="left"/>
    </style:style>
    <style:style style:name="Table182.A" style:family="table-column">
      <style:table-column-properties style:column-width="1.695cm"/>
    </style:style>
    <style:style style:name="Table182.A1" style:family="table-cell">
      <style:table-cell-properties style:vertical-align="middle" fo:padding="0.049cm" fo:border="none"/>
    </style:style>
    <style:style style:name="Table183" style:family="table">
      <style:table-properties style:width="0.298cm" table:align="left"/>
    </style:style>
    <style:style style:name="Table183.A" style:family="table-column">
      <style:table-column-properties style:column-width="0.298cm"/>
    </style:style>
    <style:style style:name="Table183.A1" style:family="table-cell">
      <style:table-cell-properties style:vertical-align="middle" fo:padding="0.049cm" fo:border="none"/>
    </style:style>
    <style:style style:name="Table184" style:family="table">
      <style:table-properties style:width="6.389cm" table:align="left"/>
    </style:style>
    <style:style style:name="Table184.A" style:family="table-column">
      <style:table-column-properties style:column-width="6.389cm"/>
    </style:style>
    <style:style style:name="Table184.A1" style:family="table-cell">
      <style:table-cell-properties style:vertical-align="middle" fo:padding="0.049cm" fo:border="none"/>
    </style:style>
    <style:style style:name="Table185" style:family="table">
      <style:table-properties style:width="0.298cm" table:align="left"/>
    </style:style>
    <style:style style:name="Table185.A" style:family="table-column">
      <style:table-column-properties style:column-width="0.298cm"/>
    </style:style>
    <style:style style:name="Table185.A1" style:family="table-cell">
      <style:table-cell-properties style:vertical-align="middle" fo:padding="0.049cm" fo:border="none"/>
    </style:style>
    <style:style style:name="Table186" style:family="table">
      <style:table-properties style:width="9.67cm" table:align="left"/>
    </style:style>
    <style:style style:name="Table186.A" style:family="table-column">
      <style:table-column-properties style:column-width="9.67cm"/>
    </style:style>
    <style:style style:name="Table186.A1" style:family="table-cell">
      <style:table-cell-properties style:vertical-align="middle" fo:padding="0.049cm" fo:border="none"/>
    </style:style>
    <style:style style:name="Table187" style:family="table">
      <style:table-properties style:width="5.375cm" table:align="left"/>
    </style:style>
    <style:style style:name="Table187.A" style:family="table-column">
      <style:table-column-properties style:column-width="5.375cm"/>
    </style:style>
    <style:style style:name="Table187.A1" style:family="table-cell">
      <style:table-cell-properties style:vertical-align="middle" fo:padding="0.049cm" fo:border="none"/>
    </style:style>
    <style:style style:name="Table188" style:family="table">
      <style:table-properties style:width="7.735cm" table:align="left"/>
    </style:style>
    <style:style style:name="Table188.A" style:family="table-column">
      <style:table-column-properties style:column-width="7.735cm"/>
    </style:style>
    <style:style style:name="Table188.A1" style:family="table-cell">
      <style:table-cell-properties style:vertical-align="middle" fo:padding="0.049cm" fo:border="none"/>
    </style:style>
    <style:style style:name="Table189" style:family="table">
      <style:table-properties style:width="3.743cm" table:align="left"/>
    </style:style>
    <style:style style:name="Table189.A" style:family="table-column">
      <style:table-column-properties style:column-width="3.743cm"/>
    </style:style>
    <style:style style:name="Table189.A1" style:family="table-cell">
      <style:table-cell-properties style:vertical-align="middle" fo:padding="0.049cm" fo:border="none"/>
    </style:style>
    <style:style style:name="Table190" style:family="table">
      <style:table-properties style:width="0.298cm" table:align="left"/>
    </style:style>
    <style:style style:name="Table190.A" style:family="table-column">
      <style:table-column-properties style:column-width="0.298cm"/>
    </style:style>
    <style:style style:name="Table190.A1" style:family="table-cell">
      <style:table-cell-properties style:vertical-align="middle" fo:padding="0.049cm" fo:border="none"/>
    </style:style>
    <style:style style:name="Table191" style:family="table">
      <style:table-properties style:width="6.932cm" table:align="left"/>
    </style:style>
    <style:style style:name="Table191.A" style:family="table-column">
      <style:table-column-properties style:column-width="6.932cm"/>
    </style:style>
    <style:style style:name="Table191.A1" style:family="table-cell">
      <style:table-cell-properties style:vertical-align="middle" fo:padding="0.049cm" fo:border="none"/>
    </style:style>
    <style:style style:name="Table192" style:family="table">
      <style:table-properties style:width="0.298cm" table:align="left"/>
    </style:style>
    <style:style style:name="Table192.A" style:family="table-column">
      <style:table-column-properties style:column-width="0.298cm"/>
    </style:style>
    <style:style style:name="Table192.A1" style:family="table-cell">
      <style:table-cell-properties style:vertical-align="middle" fo:padding="0.049cm" fo:border="none"/>
    </style:style>
    <style:style style:name="Table193" style:family="table">
      <style:table-properties style:width="2.3cm" table:align="left"/>
    </style:style>
    <style:style style:name="Table193.A" style:family="table-column">
      <style:table-column-properties style:column-width="2.3cm"/>
    </style:style>
    <style:style style:name="Table193.A1" style:family="table-cell">
      <style:table-cell-properties style:vertical-align="middle" fo:padding="0.049cm" fo:border="none"/>
    </style:style>
    <style:style style:name="Table194" style:family="table">
      <style:table-properties style:width="1.993cm" table:align="left"/>
    </style:style>
    <style:style style:name="Table194.A" style:family="table-column">
      <style:table-column-properties style:column-width="1.993cm"/>
    </style:style>
    <style:style style:name="Table194.A1" style:family="table-cell">
      <style:table-cell-properties style:vertical-align="middle" fo:padding="0.049cm" fo:border="none"/>
    </style:style>
    <style:style style:name="Table195" style:family="table">
      <style:table-properties style:width="1.653cm" table:align="left"/>
    </style:style>
    <style:style style:name="Table195.A" style:family="table-column">
      <style:table-column-properties style:column-width="1.653cm"/>
    </style:style>
    <style:style style:name="Table195.A1" style:family="table-cell">
      <style:table-cell-properties style:vertical-align="middle" fo:padding="0.049cm" fo:border="none"/>
    </style:style>
    <style:style style:name="Table196" style:family="table">
      <style:table-properties style:width="1.139cm" table:align="left"/>
    </style:style>
    <style:style style:name="Table196.A" style:family="table-column">
      <style:table-column-properties style:column-width="1.139cm"/>
    </style:style>
    <style:style style:name="Table196.A1" style:family="table-cell">
      <style:table-cell-properties style:vertical-align="middle" fo:padding="0.049cm" fo:border="none"/>
    </style:style>
    <style:style style:name="Table197" style:family="table">
      <style:table-properties style:width="2.679cm" table:align="left"/>
    </style:style>
    <style:style style:name="Table197.A" style:family="table-column">
      <style:table-column-properties style:column-width="2.679cm"/>
    </style:style>
    <style:style style:name="Table197.A1" style:family="table-cell">
      <style:table-cell-properties style:vertical-align="middle" fo:padding="0.049cm" fo:border="none"/>
    </style:style>
    <style:style style:name="Table198" style:family="table">
      <style:table-properties style:width="0.504cm" table:align="left"/>
    </style:style>
    <style:style style:name="Table198.A" style:family="table-column">
      <style:table-column-properties style:column-width="0.504cm"/>
    </style:style>
    <style:style style:name="Table198.A1" style:family="table-cell">
      <style:table-cell-properties style:vertical-align="middle" fo:padding="0.049cm" fo:border="none"/>
    </style:style>
    <style:style style:name="Table199" style:family="table">
      <style:table-properties style:width="0.298cm" table:align="left"/>
    </style:style>
    <style:style style:name="Table199.A" style:family="table-column">
      <style:table-column-properties style:column-width="0.298cm"/>
    </style:style>
    <style:style style:name="Table199.A1" style:family="table-cell">
      <style:table-cell-properties style:vertical-align="middle" fo:padding="0.049cm" fo:border="none"/>
    </style:style>
    <style:style style:name="Table200" style:family="table">
      <style:table-properties style:width="1.258cm" table:align="left"/>
    </style:style>
    <style:style style:name="Table200.A" style:family="table-column">
      <style:table-column-properties style:column-width="1.258cm"/>
    </style:style>
    <style:style style:name="Table200.A1" style:family="table-cell">
      <style:table-cell-properties style:vertical-align="middle" fo:padding="0.049cm" fo:border="none"/>
    </style:style>
    <style:style style:name="Table201" style:family="table">
      <style:table-properties style:width="1.443cm" table:align="left"/>
    </style:style>
    <style:style style:name="Table201.A" style:family="table-column">
      <style:table-column-properties style:column-width="1.443cm"/>
    </style:style>
    <style:style style:name="Table201.A1" style:family="table-cell">
      <style:table-cell-properties style:vertical-align="middle" fo:padding="0.049cm" fo:border="none"/>
    </style:style>
    <style:style style:name="Table202" style:family="table">
      <style:table-properties style:width="1.669cm" table:align="left"/>
    </style:style>
    <style:style style:name="Table202.A" style:family="table-column">
      <style:table-column-properties style:column-width="1.669cm"/>
    </style:style>
    <style:style style:name="Table202.A1" style:family="table-cell">
      <style:table-cell-properties style:vertical-align="middle" fo:padding="0.049cm" fo:border="none"/>
    </style:style>
    <style:style style:name="Table203" style:family="table">
      <style:table-properties style:width="2.736cm" table:align="left"/>
    </style:style>
    <style:style style:name="Table203.A" style:family="table-column">
      <style:table-column-properties style:column-width="2.736cm"/>
    </style:style>
    <style:style style:name="Table203.A1" style:family="table-cell">
      <style:table-cell-properties style:vertical-align="middle" fo:padding="0.049cm" fo:border="none"/>
    </style:style>
    <style:style style:name="Table204" style:family="table">
      <style:table-properties style:width="0.298cm" table:align="left"/>
    </style:style>
    <style:style style:name="Table204.A" style:family="table-column">
      <style:table-column-properties style:column-width="0.298cm"/>
    </style:style>
    <style:style style:name="Table204.A1" style:family="table-cell">
      <style:table-cell-properties style:vertical-align="middle" fo:padding="0.049cm" fo:border="none"/>
    </style:style>
    <style:style style:name="Table205" style:family="table">
      <style:table-properties style:width="8.289cm" table:align="left"/>
    </style:style>
    <style:style style:name="Table205.A" style:family="table-column">
      <style:table-column-properties style:column-width="8.289cm"/>
    </style:style>
    <style:style style:name="Table205.A1" style:family="table-cell">
      <style:table-cell-properties style:vertical-align="middle" fo:padding="0.049cm" fo:border="none"/>
    </style:style>
    <style:style style:name="Table206" style:family="table">
      <style:table-properties style:width="0.298cm" table:align="left"/>
    </style:style>
    <style:style style:name="Table206.A" style:family="table-column">
      <style:table-column-properties style:column-width="0.298cm"/>
    </style:style>
    <style:style style:name="Table206.A1" style:family="table-cell">
      <style:table-cell-properties style:vertical-align="middle" fo:padding="0.049cm" fo:border="none"/>
    </style:style>
    <style:style style:name="Table207" style:family="table">
      <style:table-properties style:width="2.3cm" table:align="left"/>
    </style:style>
    <style:style style:name="Table207.A" style:family="table-column">
      <style:table-column-properties style:column-width="2.3cm"/>
    </style:style>
    <style:style style:name="Table207.A1" style:family="table-cell">
      <style:table-cell-properties style:vertical-align="middle" fo:padding="0.049cm" fo:border="none"/>
    </style:style>
    <style:style style:name="Table208" style:family="table">
      <style:table-properties style:width="1.993cm" table:align="left"/>
    </style:style>
    <style:style style:name="Table208.A" style:family="table-column">
      <style:table-column-properties style:column-width="1.993cm"/>
    </style:style>
    <style:style style:name="Table208.A1" style:family="table-cell">
      <style:table-cell-properties style:vertical-align="middle" fo:padding="0.049cm" fo:border="none"/>
    </style:style>
    <style:style style:name="Table209" style:family="table">
      <style:table-properties style:width="1.6cm" table:align="left"/>
    </style:style>
    <style:style style:name="Table209.A" style:family="table-column">
      <style:table-column-properties style:column-width="1.6cm"/>
    </style:style>
    <style:style style:name="Table209.A1" style:family="table-cell">
      <style:table-cell-properties style:vertical-align="middle" fo:padding="0.049cm" fo:border="none"/>
    </style:style>
    <style:style style:name="Table210" style:family="table">
      <style:table-properties style:width="1.139cm" table:align="left"/>
    </style:style>
    <style:style style:name="Table210.A" style:family="table-column">
      <style:table-column-properties style:column-width="1.139cm"/>
    </style:style>
    <style:style style:name="Table210.A1" style:family="table-cell">
      <style:table-cell-properties style:vertical-align="middle" fo:padding="0.049cm" fo:border="none"/>
    </style:style>
    <style:style style:name="Table211" style:family="table">
      <style:table-properties style:width="2.679cm" table:align="left"/>
    </style:style>
    <style:style style:name="Table211.A" style:family="table-column">
      <style:table-column-properties style:column-width="2.679cm"/>
    </style:style>
    <style:style style:name="Table211.A1" style:family="table-cell">
      <style:table-cell-properties style:vertical-align="middle" fo:padding="0.049cm" fo:border="none"/>
    </style:style>
    <style:style style:name="Table212" style:family="table">
      <style:table-properties style:width="0.504cm" table:align="left"/>
    </style:style>
    <style:style style:name="Table212.A" style:family="table-column">
      <style:table-column-properties style:column-width="0.504cm"/>
    </style:style>
    <style:style style:name="Table212.A1" style:family="table-cell">
      <style:table-cell-properties style:vertical-align="middle" fo:padding="0.049cm" fo:border="none"/>
    </style:style>
    <style:style style:name="Table213" style:family="table">
      <style:table-properties style:width="0.298cm" table:align="left"/>
    </style:style>
    <style:style style:name="Table213.A" style:family="table-column">
      <style:table-column-properties style:column-width="0.298cm"/>
    </style:style>
    <style:style style:name="Table213.A1" style:family="table-cell">
      <style:table-cell-properties style:vertical-align="middle" fo:padding="0.049cm" fo:border="none"/>
    </style:style>
    <style:style style:name="Table214" style:family="table">
      <style:table-properties style:width="1.258cm" table:align="left"/>
    </style:style>
    <style:style style:name="Table214.A" style:family="table-column">
      <style:table-column-properties style:column-width="1.258cm"/>
    </style:style>
    <style:style style:name="Table214.A1" style:family="table-cell">
      <style:table-cell-properties style:vertical-align="middle" fo:padding="0.049cm" fo:border="none"/>
    </style:style>
    <style:style style:name="Table215" style:family="table">
      <style:table-properties style:width="1.443cm" table:align="left"/>
    </style:style>
    <style:style style:name="Table215.A" style:family="table-column">
      <style:table-column-properties style:column-width="1.443cm"/>
    </style:style>
    <style:style style:name="Table215.A1" style:family="table-cell">
      <style:table-cell-properties style:vertical-align="middle" fo:padding="0.049cm" fo:border="none"/>
    </style:style>
    <style:style style:name="Table216" style:family="table">
      <style:table-properties style:width="1.669cm" table:align="left"/>
    </style:style>
    <style:style style:name="Table216.A" style:family="table-column">
      <style:table-column-properties style:column-width="1.669cm"/>
    </style:style>
    <style:style style:name="Table216.A1" style:family="table-cell">
      <style:table-cell-properties style:vertical-align="middle" fo:padding="0.049cm" fo:border="none"/>
    </style:style>
    <style:style style:name="Table217" style:family="table">
      <style:table-properties style:width="2.736cm" table:align="left"/>
    </style:style>
    <style:style style:name="Table217.A" style:family="table-column">
      <style:table-column-properties style:column-width="2.736cm"/>
    </style:style>
    <style:style style:name="Table217.A1" style:family="table-cell">
      <style:table-cell-properties style:vertical-align="middle" fo:padding="0.049cm" fo:border="none"/>
    </style:style>
    <style:style style:name="Table218" style:family="table">
      <style:table-properties style:width="0.298cm" table:align="left"/>
    </style:style>
    <style:style style:name="Table218.A" style:family="table-column">
      <style:table-column-properties style:column-width="0.298cm"/>
    </style:style>
    <style:style style:name="Table218.A1" style:family="table-cell">
      <style:table-cell-properties style:vertical-align="middle" fo:padding="0.049cm" fo:border="none"/>
    </style:style>
    <style:style style:name="Table219" style:family="table">
      <style:table-properties style:width="8.289cm" table:align="left"/>
    </style:style>
    <style:style style:name="Table219.A" style:family="table-column">
      <style:table-column-properties style:column-width="8.289cm"/>
    </style:style>
    <style:style style:name="Table219.A1" style:family="table-cell">
      <style:table-cell-properties style:vertical-align="middle" fo:padding="0.049cm" fo:border="none"/>
    </style:style>
    <style:style style:name="Table220" style:family="table">
      <style:table-properties style:width="1.993cm" table:align="left"/>
    </style:style>
    <style:style style:name="Table220.A" style:family="table-column">
      <style:table-column-properties style:column-width="1.993cm"/>
    </style:style>
    <style:style style:name="Table220.A1" style:family="table-cell">
      <style:table-cell-properties style:vertical-align="middle" fo:padding="0.049cm" fo:border="none"/>
    </style:style>
    <style:style style:name="Table221" style:family="table">
      <style:table-properties style:width="2.3cm" table:align="left"/>
    </style:style>
    <style:style style:name="Table221.A" style:family="table-column">
      <style:table-column-properties style:column-width="2.3cm"/>
    </style:style>
    <style:style style:name="Table221.A1" style:family="table-cell">
      <style:table-cell-properties style:vertical-align="middle" fo:padding="0.049cm" fo:border="none"/>
    </style:style>
    <style:style style:name="Table222" style:family="table">
      <style:table-properties style:width="1.461cm" table:align="left"/>
    </style:style>
    <style:style style:name="Table222.A" style:family="table-column">
      <style:table-column-properties style:column-width="1.461cm"/>
    </style:style>
    <style:style style:name="Table222.A1" style:family="table-cell">
      <style:table-cell-properties style:vertical-align="middle" fo:padding="0.049cm" fo:border="none"/>
    </style:style>
    <style:style style:name="Table223" style:family="table">
      <style:table-properties style:width="1.139cm" table:align="left"/>
    </style:style>
    <style:style style:name="Table223.A" style:family="table-column">
      <style:table-column-properties style:column-width="1.139cm"/>
    </style:style>
    <style:style style:name="Table223.A1" style:family="table-cell">
      <style:table-cell-properties style:vertical-align="middle" fo:padding="0.049cm" fo:border="none"/>
    </style:style>
    <style:style style:name="Table224" style:family="table">
      <style:table-properties style:width="2.679cm" table:align="left"/>
    </style:style>
    <style:style style:name="Table224.A" style:family="table-column">
      <style:table-column-properties style:column-width="2.679cm"/>
    </style:style>
    <style:style style:name="Table224.A1" style:family="table-cell">
      <style:table-cell-properties style:vertical-align="middle" fo:padding="0.049cm" fo:border="none"/>
    </style:style>
    <style:style style:name="Table225" style:family="table">
      <style:table-properties style:width="0.504cm" table:align="left"/>
    </style:style>
    <style:style style:name="Table225.A" style:family="table-column">
      <style:table-column-properties style:column-width="0.504cm"/>
    </style:style>
    <style:style style:name="Table225.A1" style:family="table-cell">
      <style:table-cell-properties style:vertical-align="middle" fo:padding="0.049cm" fo:border="none"/>
    </style:style>
    <style:style style:name="Table226" style:family="table">
      <style:table-properties style:width="0.298cm" table:align="left"/>
    </style:style>
    <style:style style:name="Table226.A" style:family="table-column">
      <style:table-column-properties style:column-width="0.298cm"/>
    </style:style>
    <style:style style:name="Table226.A1" style:family="table-cell">
      <style:table-cell-properties style:vertical-align="middle" fo:padding="0.049cm" fo:border="none"/>
    </style:style>
    <style:style style:name="Table227" style:family="table">
      <style:table-properties style:width="1.258cm" table:align="left"/>
    </style:style>
    <style:style style:name="Table227.A" style:family="table-column">
      <style:table-column-properties style:column-width="1.258cm"/>
    </style:style>
    <style:style style:name="Table227.A1" style:family="table-cell">
      <style:table-cell-properties style:vertical-align="middle" fo:padding="0.049cm" fo:border="none"/>
    </style:style>
    <style:style style:name="Table228" style:family="table">
      <style:table-properties style:width="1.443cm" table:align="left"/>
    </style:style>
    <style:style style:name="Table228.A" style:family="table-column">
      <style:table-column-properties style:column-width="1.443cm"/>
    </style:style>
    <style:style style:name="Table228.A1" style:family="table-cell">
      <style:table-cell-properties style:vertical-align="middle" fo:padding="0.049cm" fo:border="none"/>
    </style:style>
    <style:style style:name="Table229" style:family="table">
      <style:table-properties style:width="1.669cm" table:align="left"/>
    </style:style>
    <style:style style:name="Table229.A" style:family="table-column">
      <style:table-column-properties style:column-width="1.669cm"/>
    </style:style>
    <style:style style:name="Table229.A1" style:family="table-cell">
      <style:table-cell-properties style:vertical-align="middle" fo:padding="0.049cm" fo:border="none"/>
    </style:style>
    <style:style style:name="Table230" style:family="table">
      <style:table-properties style:width="2.736cm" table:align="left"/>
    </style:style>
    <style:style style:name="Table230.A" style:family="table-column">
      <style:table-column-properties style:column-width="2.736cm"/>
    </style:style>
    <style:style style:name="Table230.A1" style:family="table-cell">
      <style:table-cell-properties style:vertical-align="middle" fo:padding="0.049cm" fo:border="none"/>
    </style:style>
    <style:style style:name="Table231" style:family="table">
      <style:table-properties style:width="0.298cm" table:align="left"/>
    </style:style>
    <style:style style:name="Table231.A" style:family="table-column">
      <style:table-column-properties style:column-width="0.298cm"/>
    </style:style>
    <style:style style:name="Table231.A1" style:family="table-cell">
      <style:table-cell-properties style:vertical-align="middle" fo:padding="0.049cm" fo:border="none"/>
    </style:style>
    <style:style style:name="Table232" style:family="table">
      <style:table-properties style:width="8.289cm" table:align="left"/>
    </style:style>
    <style:style style:name="Table232.A" style:family="table-column">
      <style:table-column-properties style:column-width="8.289cm"/>
    </style:style>
    <style:style style:name="Table232.A1" style:family="table-cell">
      <style:table-cell-properties style:vertical-align="middle" fo:padding="0.049cm" fo:border="none"/>
    </style:style>
    <style:style style:name="Table233" style:family="table">
      <style:table-properties style:width="0.298cm" table:align="left"/>
    </style:style>
    <style:style style:name="Table233.A" style:family="table-column">
      <style:table-column-properties style:column-width="0.298cm"/>
    </style:style>
    <style:style style:name="Table233.A1" style:family="table-cell">
      <style:table-cell-properties style:vertical-align="middle" fo:padding="0.049cm" fo:border="none"/>
    </style:style>
    <style:style style:name="Table234" style:family="table">
      <style:table-properties style:width="1.782cm" table:align="left"/>
    </style:style>
    <style:style style:name="Table234.A" style:family="table-column">
      <style:table-column-properties style:column-width="1.782cm"/>
    </style:style>
    <style:style style:name="Table234.A1" style:family="table-cell">
      <style:table-cell-properties style:vertical-align="middle" fo:padding="0.049cm" fo:border="none"/>
    </style:style>
    <style:style style:name="Table235" style:family="table">
      <style:table-properties style:width="2.985cm" table:align="left"/>
    </style:style>
    <style:style style:name="Table235.A" style:family="table-column">
      <style:table-column-properties style:column-width="2.985cm"/>
    </style:style>
    <style:style style:name="Table235.A1" style:family="table-cell">
      <style:table-cell-properties style:vertical-align="middle" fo:padding="0.049cm" fo:border="none"/>
    </style:style>
    <style:style style:name="Table236" style:family="table">
      <style:table-properties style:width="1.782cm" table:align="left"/>
    </style:style>
    <style:style style:name="Table236.A" style:family="table-column">
      <style:table-column-properties style:column-width="1.782cm"/>
    </style:style>
    <style:style style:name="Table236.A1" style:family="table-cell">
      <style:table-cell-properties style:vertical-align="middle" fo:padding="0.049cm" fo:border="none"/>
    </style:style>
    <style:style style:name="Table237" style:family="table">
      <style:table-properties style:width="3.32cm" table:align="left"/>
    </style:style>
    <style:style style:name="Table237.A" style:family="table-column">
      <style:table-column-properties style:column-width="3.32cm"/>
    </style:style>
    <style:style style:name="Table237.A1" style:family="table-cell">
      <style:table-cell-properties style:vertical-align="middle" fo:padding="0.049cm" fo:border="none"/>
    </style:style>
    <style:style style:name="Table238" style:family="table">
      <style:table-properties style:width="1.782cm" table:align="left"/>
    </style:style>
    <style:style style:name="Table238.A" style:family="table-column">
      <style:table-column-properties style:column-width="1.782cm"/>
    </style:style>
    <style:style style:name="Table238.A1" style:family="table-cell">
      <style:table-cell-properties style:vertical-align="middle" fo:padding="0.049cm" fo:border="none"/>
    </style:style>
    <style:style style:name="Table239" style:family="table">
      <style:table-properties style:width="2.794cm" table:align="left"/>
    </style:style>
    <style:style style:name="Table239.A" style:family="table-column">
      <style:table-column-properties style:column-width="2.794cm"/>
    </style:style>
    <style:style style:name="Table239.A1" style:family="table-cell">
      <style:table-cell-properties style:vertical-align="middle" fo:padding="0.049cm" fo:border="none"/>
    </style:style>
    <style:style style:name="Table240" style:family="table">
      <style:table-properties style:width="0.504cm" table:align="left"/>
    </style:style>
    <style:style style:name="Table240.A" style:family="table-column">
      <style:table-column-properties style:column-width="0.504cm"/>
    </style:style>
    <style:style style:name="Table240.A1" style:family="table-cell">
      <style:table-cell-properties style:vertical-align="middle" fo:padding="0.049cm" fo:border="none"/>
    </style:style>
    <style:style style:name="Table241" style:family="table">
      <style:table-properties style:width="1.48cm" table:align="left"/>
    </style:style>
    <style:style style:name="Table241.A" style:family="table-column">
      <style:table-column-properties style:column-width="1.48cm"/>
    </style:style>
    <style:style style:name="Table241.A1" style:family="table-cell">
      <style:table-cell-properties style:vertical-align="middle" fo:padding="0.049cm" fo:border="none"/>
    </style:style>
    <style:style style:name="Table242" style:family="table">
      <style:table-properties style:width="2.794cm" table:align="left"/>
    </style:style>
    <style:style style:name="Table242.A" style:family="table-column">
      <style:table-column-properties style:column-width="2.794cm"/>
    </style:style>
    <style:style style:name="Table242.A1" style:family="table-cell">
      <style:table-cell-properties style:vertical-align="middle" fo:padding="0.049cm" fo:border="none"/>
    </style:style>
    <style:style style:name="Table243" style:family="table">
      <style:table-properties style:width="0.504cm" table:align="left"/>
    </style:style>
    <style:style style:name="Table243.A" style:family="table-column">
      <style:table-column-properties style:column-width="0.504cm"/>
    </style:style>
    <style:style style:name="Table243.A1" style:family="table-cell">
      <style:table-cell-properties style:vertical-align="middle" fo:padding="0.049cm" fo:border="none"/>
    </style:style>
    <style:style style:name="Table244" style:family="table">
      <style:table-properties style:width="1.145cm" table:align="left"/>
    </style:style>
    <style:style style:name="Table244.A" style:family="table-column">
      <style:table-column-properties style:column-width="1.145cm"/>
    </style:style>
    <style:style style:name="Table244.A1" style:family="table-cell">
      <style:table-cell-properties style:vertical-align="middle" fo:padding="0.049cm" fo:border="none"/>
    </style:style>
    <style:style style:name="Table245" style:family="table">
      <style:table-properties style:width="2.679cm" table:align="left"/>
    </style:style>
    <style:style style:name="Table245.A" style:family="table-column">
      <style:table-column-properties style:column-width="2.679cm"/>
    </style:style>
    <style:style style:name="Table245.A1" style:family="table-cell">
      <style:table-cell-properties style:vertical-align="middle" fo:padding="0.049cm" fo:border="none"/>
    </style:style>
    <style:style style:name="Table246" style:family="table">
      <style:table-properties style:width="0.298cm" table:align="left"/>
    </style:style>
    <style:style style:name="Table246.A" style:family="table-column">
      <style:table-column-properties style:column-width="0.298cm"/>
    </style:style>
    <style:style style:name="Table246.A1" style:family="table-cell">
      <style:table-cell-properties style:vertical-align="middle" fo:padding="0.049cm" fo:border="none"/>
    </style:style>
    <style:style style:name="Table247" style:family="table">
      <style:table-properties style:width="1.893cm" table:align="left"/>
    </style:style>
    <style:style style:name="Table247.A" style:family="table-column">
      <style:table-column-properties style:column-width="1.893cm"/>
    </style:style>
    <style:style style:name="Table247.A1" style:family="table-cell">
      <style:table-cell-properties style:vertical-align="middle" fo:padding="0.049cm" fo:border="none"/>
    </style:style>
    <style:style style:name="Table248" style:family="table">
      <style:table-properties style:width="1.866cm" table:align="left"/>
    </style:style>
    <style:style style:name="Table248.A" style:family="table-column">
      <style:table-column-properties style:column-width="1.866cm"/>
    </style:style>
    <style:style style:name="Table248.A1" style:family="table-cell">
      <style:table-cell-properties style:vertical-align="middle" fo:padding="0.049cm" fo:border="none"/>
    </style:style>
    <style:style style:name="Table249" style:family="table">
      <style:table-properties style:width="1.866cm" table:align="left"/>
    </style:style>
    <style:style style:name="Table249.A" style:family="table-column">
      <style:table-column-properties style:column-width="1.866cm"/>
    </style:style>
    <style:style style:name="Table249.A1" style:family="table-cell">
      <style:table-cell-properties style:vertical-align="middle" fo:padding="0.049cm" fo:border="none"/>
    </style:style>
    <style:style style:name="Table250" style:family="table">
      <style:table-properties style:width="1.931cm" table:align="left"/>
    </style:style>
    <style:style style:name="Table250.A" style:family="table-column">
      <style:table-column-properties style:column-width="1.931cm"/>
    </style:style>
    <style:style style:name="Table250.A1" style:family="table-cell">
      <style:table-cell-properties style:vertical-align="middle" fo:padding="0.049cm" fo:border="none"/>
    </style:style>
    <style:style style:name="Table251" style:family="table">
      <style:table-properties style:width="0.298cm" table:align="left"/>
    </style:style>
    <style:style style:name="Table251.A" style:family="table-column">
      <style:table-column-properties style:column-width="0.298cm"/>
    </style:style>
    <style:style style:name="Table251.A1" style:family="table-cell">
      <style:table-cell-properties style:vertical-align="middle" fo:padding="0.049cm" fo:border="none"/>
    </style:style>
    <style:style style:name="Table252" style:family="table">
      <style:table-properties style:width="0.298cm" table:align="left"/>
    </style:style>
    <style:style style:name="Table252.A" style:family="table-column">
      <style:table-column-properties style:column-width="0.298cm"/>
    </style:style>
    <style:style style:name="Table252.A1" style:family="table-cell">
      <style:table-cell-properties style:vertical-align="middle" fo:padding="0.049cm" fo:border="none"/>
    </style:style>
    <style:style style:name="Table253" style:family="table">
      <style:table-properties style:width="5.981cm" table:align="left"/>
    </style:style>
    <style:style style:name="Table253.A" style:family="table-column">
      <style:table-column-properties style:column-width="5.981cm"/>
    </style:style>
    <style:style style:name="Table253.A1" style:family="table-cell">
      <style:table-cell-properties style:vertical-align="middle" fo:padding="0.049cm" fo:border="none"/>
    </style:style>
    <style:style style:name="Table254" style:family="table">
      <style:table-properties style:width="0.298cm" table:align="left"/>
    </style:style>
    <style:style style:name="Table254.A" style:family="table-column">
      <style:table-column-properties style:column-width="0.298cm"/>
    </style:style>
    <style:style style:name="Table254.A1" style:family="table-cell">
      <style:table-cell-properties style:vertical-align="middle" fo:padding="0.049cm" fo:border="none"/>
    </style:style>
    <style:style style:name="Table255" style:family="table">
      <style:table-properties style:width="3.078cm" table:align="left"/>
    </style:style>
    <style:style style:name="Table255.A" style:family="table-column">
      <style:table-column-properties style:column-width="3.078cm"/>
    </style:style>
    <style:style style:name="Table255.A1" style:family="table-cell">
      <style:table-cell-properties style:vertical-align="middle" fo:padding="0.049cm" fo:border="none"/>
    </style:style>
    <style:style style:name="Table256" style:family="table">
      <style:table-properties style:width="1.808cm" table:align="left"/>
    </style:style>
    <style:style style:name="Table256.A" style:family="table-column">
      <style:table-column-properties style:column-width="1.808cm"/>
    </style:style>
    <style:style style:name="Table256.A1" style:family="table-cell">
      <style:table-cell-properties style:vertical-align="middle" fo:padding="0.049cm" fo:border="none"/>
    </style:style>
    <style:style style:name="Table257" style:family="table">
      <style:table-properties style:width="3.579cm" table:align="left"/>
    </style:style>
    <style:style style:name="Table257.A" style:family="table-column">
      <style:table-column-properties style:column-width="3.579cm"/>
    </style:style>
    <style:style style:name="Table257.A1" style:family="table-cell">
      <style:table-cell-properties style:vertical-align="middle" fo:padding="0.049cm" fo:border="none"/>
    </style:style>
    <style:style style:name="Table258" style:family="table">
      <style:table-properties style:width="1.782cm" table:align="left"/>
    </style:style>
    <style:style style:name="Table258.A" style:family="table-column">
      <style:table-column-properties style:column-width="1.782cm"/>
    </style:style>
    <style:style style:name="Table258.A1" style:family="table-cell">
      <style:table-cell-properties style:vertical-align="middle" fo:padding="0.049cm" fo:border="none"/>
    </style:style>
    <style:style style:name="Table259" style:family="table">
      <style:table-properties style:width="2.82cm" table:align="left"/>
    </style:style>
    <style:style style:name="Table259.A" style:family="table-column">
      <style:table-column-properties style:column-width="2.82cm"/>
    </style:style>
    <style:style style:name="Table259.A1" style:family="table-cell">
      <style:table-cell-properties style:vertical-align="middle" fo:padding="0.049cm" fo:border="none"/>
    </style:style>
    <style:style style:name="Table260" style:family="table">
      <style:table-properties style:width="0.504cm" table:align="left"/>
    </style:style>
    <style:style style:name="Table260.A" style:family="table-column">
      <style:table-column-properties style:column-width="0.504cm"/>
    </style:style>
    <style:style style:name="Table260.A1" style:family="table-cell">
      <style:table-cell-properties style:vertical-align="middle" fo:padding="0.049cm" fo:border="none"/>
    </style:style>
    <style:style style:name="Table261" style:family="table">
      <style:table-properties style:width="2.679cm" table:align="left"/>
    </style:style>
    <style:style style:name="Table261.A" style:family="table-column">
      <style:table-column-properties style:column-width="2.679cm"/>
    </style:style>
    <style:style style:name="Table261.A1" style:family="table-cell">
      <style:table-cell-properties style:vertical-align="middle" fo:padding="0.049cm" fo:border="none"/>
    </style:style>
    <style:style style:name="Table262" style:family="table">
      <style:table-properties style:width="2.579cm" table:align="left"/>
    </style:style>
    <style:style style:name="Table262.A" style:family="table-column">
      <style:table-column-properties style:column-width="2.579cm"/>
    </style:style>
    <style:style style:name="Table262.A1" style:family="table-cell">
      <style:table-cell-properties style:vertical-align="middle" fo:padding="0.049cm" fo:border="none"/>
    </style:style>
    <style:style style:name="Table263" style:family="table">
      <style:table-properties style:width="0.504cm" table:align="left"/>
    </style:style>
    <style:style style:name="Table263.A" style:family="table-column">
      <style:table-column-properties style:column-width="0.504cm"/>
    </style:style>
    <style:style style:name="Table263.A1" style:family="table-cell">
      <style:table-cell-properties style:vertical-align="middle" fo:padding="0.049cm" fo:border="none"/>
    </style:style>
    <style:style style:name="Table264" style:family="table">
      <style:table-properties style:width="0.298cm" table:align="left"/>
    </style:style>
    <style:style style:name="Table264.A" style:family="table-column">
      <style:table-column-properties style:column-width="0.298cm"/>
    </style:style>
    <style:style style:name="Table264.A1" style:family="table-cell">
      <style:table-cell-properties style:vertical-align="middle" fo:padding="0.049cm" fo:border="none"/>
    </style:style>
    <style:style style:name="Table265" style:family="table">
      <style:table-properties style:width="1.575cm" table:align="left"/>
    </style:style>
    <style:style style:name="Table265.A" style:family="table-column">
      <style:table-column-properties style:column-width="1.575cm"/>
    </style:style>
    <style:style style:name="Table265.A1" style:family="table-cell">
      <style:table-cell-properties style:vertical-align="middle" fo:padding="0.049cm" fo:border="none"/>
    </style:style>
    <style:style style:name="Table266" style:family="table">
      <style:table-properties style:width="1.549cm" table:align="left"/>
    </style:style>
    <style:style style:name="Table266.A" style:family="table-column">
      <style:table-column-properties style:column-width="1.549cm"/>
    </style:style>
    <style:style style:name="Table266.A1" style:family="table-cell">
      <style:table-cell-properties style:vertical-align="middle" fo:padding="0.049cm" fo:border="none"/>
    </style:style>
    <style:style style:name="Table267" style:family="table">
      <style:table-properties style:width="1.231cm" table:align="left"/>
    </style:style>
    <style:style style:name="Table267.A" style:family="table-column">
      <style:table-column-properties style:column-width="1.231cm"/>
    </style:style>
    <style:style style:name="Table267.A1" style:family="table-cell">
      <style:table-cell-properties style:vertical-align="middle" fo:padding="0.049cm" fo:border="none"/>
    </style:style>
    <style:style style:name="Table268" style:family="table">
      <style:table-properties style:width="1.258cm" table:align="left"/>
    </style:style>
    <style:style style:name="Table268.A" style:family="table-column">
      <style:table-column-properties style:column-width="1.258cm"/>
    </style:style>
    <style:style style:name="Table268.A1" style:family="table-cell">
      <style:table-cell-properties style:vertical-align="middle" fo:padding="0.049cm" fo:border="none"/>
    </style:style>
    <style:style style:name="Table269" style:family="table">
      <style:table-properties style:width="3.507cm" table:align="left"/>
    </style:style>
    <style:style style:name="Table269.A" style:family="table-column">
      <style:table-column-properties style:column-width="3.507cm"/>
    </style:style>
    <style:style style:name="Table269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Table_20_Contents">
      <style:text-properties officeooo:rsid="001c156f" officeooo:paragraph-rsid="001c156f" fo:background-color="#ffff00"/>
    </style:style>
    <style:style style:name="P4" style:family="paragraph" style:parent-style-name="Table_20_Contents">
      <style:text-properties fo:background-color="#ffbf00"/>
    </style:style>
    <style:style style:name="P5" style:family="paragraph" style:parent-style-name="Table_20_Contents">
      <style:text-properties fo:background-color="transparent"/>
    </style:style>
    <style:style style:name="P6" style:family="paragraph" style:parent-style-name="Table_20_Contents">
      <style:text-properties officeooo:paragraph-rsid="001c156f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c156f" fo:background-color="#ffff00" loext:char-shading-value="0"/>
    </style:style>
    <style:style style:name="T4" style:family="text">
      <style:text-properties officeooo:rsid="0017da49"/>
    </style:style>
    <style:style style:name="T5" style:family="text">
      <style:text-properties fo:background-color="#ffbf00" loext:char-shading-value="0"/>
    </style:style>
    <style:style style:name="T6" style:family="text">
      <style:text-properties fo:background-color="#ffbf00" loext:char-shading-value="0"/>
    </style:style>
    <style:style style:name="T7" style:family="text">
      <style:text-properties officeooo:rsid="001c156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 JavaScript Questions : Basics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bookmark text:name="LC3"/># Q1 to create function we use the keyword ?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2"><text:bookmark text:name="LC5"/>.A : function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.B : var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.C : const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1"><text:bookmark text:name="LC9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"><text:bookmark text:name="LC10"/>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"><text:bookmark text:name="LC11"/># Q2 Inside which HTML element do we put the JavaScript?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<text:bookmark text:name="LC12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<text:bookmark text:name="LC13"/>.A : &lt;script&gt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.B : &lt;jsscript&gt;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.C : &lt;javascript&gt;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"><text:bookmark text:name="LC16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"><text:bookmark text:name="LC17"/>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"><text:bookmark text:name="LC18"/># Q3 Where is the correct place to insert a JavaScript?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"><text:bookmark text:name="LC19"/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"><text:bookmark text:name="LC20"/>.A : both the &lt;head&gt; section and the body section are correct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.B : the &lt;head&gt; section 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.C : the &lt;body&gt; section 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"><text:bookmark text:name="LC23"/>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"><text:bookmark text:name="LC24"/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P4"><text:bookmark text:name="LC25"/># Q4 What is the correct syntax for referring to an external script called "xxx.js"? ?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"><text:bookmark text:name="LC26"/>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"><text:bookmark text:name="LC27"/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.A : &lt;script href="xxx.js"&gt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"><text:bookmark text:name="LC29"/>.B : &lt;script src="xxx.js"&gt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.C : &lt;script name ="xxx.js"&gt;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"><text:bookmark text:name="LC31"/>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"><text:bookmark text:name="LC32"/>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"><text:bookmark text:name="LC33"/>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"><text:bookmark text:name="LC34"/># Q5 The external JavaScript file must contain the &lt;script&gt; tag?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"><text:bookmark text:name="LC35"/>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.A : true 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.<text:span text:style-name="T2">B : false</text:span>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"><text:bookmark text:name="LC38"/>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"><text:bookmark text:name="LC39"/>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"><text:bookmark text:name="LC40"/># Q6 How do you write "Hello World" in an alert box??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"><text:bookmark text:name="LC41"/>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"><text:bookmark text:name="LC42"/>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.A : alertBox("Hello World")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.B : msgBox("Hello World")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.C : msg("Hello World")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6"/>.<text:span text:style-name="T2">D : alert("Hello World")</text:span>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"><text:bookmark text:name="LC47"/>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"><text:bookmark text:name="LC48"/># Q7 How do you call a function named "myFunction"? 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P1"><text:bookmark text:name="LC49"/>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0"/>.A : call function myFunction() 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1"/>.B : myFunction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P2"><text:bookmark text:name="LC52"/>.C : myFunction()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.D : call myFunction()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"><text:bookmark text:name="LC54"/>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"><text:bookmark text:name="LC55"/># Q8 Does this function always have the same output?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6"/>function positif() {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57"/>const x = Math.random()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58"/>if (x&gt;0) 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59"/>console.log('positif')</text:p>
          </table:table-cell>
        </table:table-row>
      </table:table>
      <table:table table:name="Table60" table:style-name="Table60">
        <table:table-column table:style-name="Table60.A"/>
        <text:soft-page-break/>
        <table:table-row>
          <table:table-cell table:style-name="Table60.A1" office:value-type="string">
            <text:p text:style-name="Table_20_Contents"><text:bookmark text:name="LC60"/>else 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61"/>conssole.log('zero')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62"/>}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P1"><text:bookmark text:name="LC63"/>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P2"><text:bookmark text:name="LC64"/>.A : Yes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65"/>.B : No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P1"><text:bookmark text:name="LC66"/>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P4"><text:bookmark text:name="LC67"/># Q9 Can we have another function as parameter?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P1"><text:bookmark text:name="LC68"/>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"><text:bookmark text:name="LC69"/>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70"/>.<text:span text:style-name="T2">A : Yes </text:span>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71"/>.B : No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LC72"/>.C : Depends on the JS version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"><text:bookmark text:name="LC73"/>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P4"><text:bookmark text:name="LC74"/># Q10 What’s this function’s output?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75"/>function myFunction p1, p2 {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76"/>return p1 * p2;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77"/>}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P1"><text:bookmark text:name="LC78"/>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79"/>myFunction (2,3)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P1"><text:bookmark text:name="LC80"/>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81"/>.A : 6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82"/>.B : 2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83"/>.C : 3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84"/>.D : null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P2"><text:bookmark text:name="LC85"/>.E : Error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P1"><text:bookmark text:name="LC86"/>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P1"><text:bookmark text:name="LC87"/>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P4"><text:bookmark text:name="LC88"/># Q11 What’s this function’s output?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89"/>function myFunction (p1 p2) {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90"/>return p1 * p2;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91"/>}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P1"><text:bookmark text:name="LC92"/>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93"/>myFunction (2,3)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P1"><text:bookmark text:name="LC94"/>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P1"><text:bookmark text:name="LC95"/>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LC96"/>.A : 6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97"/>.B : 2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LC98"/>.C : 3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LC99"/>.D : null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2"><text:bookmark text:name="LC100"/>.E : Error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1"><text:bookmark text:name="LC101"/>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4"><text:bookmark text:name="LC102"/># Q 12 What type of data cannot be used as a parameter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1"><text:bookmark text:name="LC103"/>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LC104"/>.A : object 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<text:bookmark text:name="LC105"/>.B : function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<text:bookmark text:name="LC106"/>.C : array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<text:bookmark text:name="LC107"/>.D : string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<text:bookmark text:name="LC108"/>.<text:span text:style-name="T2">E : None of the above</text:span>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1"><text:bookmark text:name="LC109"/>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1"><text:bookmark text:name="LC110"/>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1"><text:bookmark text:name="LC111"/>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1"><text:bookmark text:name="LC112"/>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1"><text:bookmark text:name="LC113"/>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4"><text:bookmark text:name="LC114"/>#<text:span text:style-name="T4">0</text:span> Q13 What’s the default return value of a function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1"><text:bookmark text:name="LC115"/>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1"><text:bookmark text:name="LC116"/></text:p>
          </table:table-cell>
        </table:table-row>
      </table:table>
      <table:table table:name="Table117" table:style-name="Table117">
        <table:table-column table:style-name="Table117.A"/>
        <text:soft-page-break/>
        <table:table-row>
          <table:table-cell table:style-name="Table117.A1" office:value-type="string">
            <text:p text:style-name="Table_20_Contents"><text:bookmark text:name="LC117"/>.A : null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2"><text:bookmark text:name="LC118"/>.B : undefined 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<text:bookmark text:name="LC119"/>.C : default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Table_20_Contents"><text:bookmark text:name="LC120"/>.D : 0</text:p>
          </table:table-cell>
        </table:table-row>
      </table:table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1"><text:bookmark text:name="LC121"/>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P1"><text:bookmark text:name="LC122"/>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<text:bookmark text:name="LC123"/># <text:span text:style-name="T6">Q14 How many return statements can we find in a function??</text:span>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1"><text:bookmark text:name="LC124"/>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P1"><text:bookmark text:name="LC125"/>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Table_20_Contents"><text:bookmark text:name="LC126"/>.A : 0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Table_20_Contents"><text:bookmark text:name="LC127"/>.B : 1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P2"><text:bookmark text:name="LC128"/>.C : 1 or more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Table_20_Contents"><text:bookmark text:name="LC129"/>.D : depends on the function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P1"><text:bookmark text:name="LC130"/>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P1"><text:bookmark text:name="LC131"/>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4"><text:bookmark text:name="LC132"/># Q15 What’s the return value of this function? 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P1"><text:bookmark text:name="LC133"/>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<text:bookmark text:name="LC134"/>function myFunction(a, b) {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<text:bookmark text:name="LC135"/>a * b;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Table_20_Contents"><text:bookmark text:name="LC136"/>}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P1"><text:bookmark text:name="LC137"/>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<text:bookmark text:name="LC138"/>myFunction(4, 3)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P1"><text:bookmark text:name="LC139"/>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Table_20_Contents"><text:bookmark text:name="LC140"/>.A : 4 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Table_20_Contents"><text:bookmark text:name="LC141"/>.B : 12</text:p>
          </table:table-cell>
        </table:table-row>
      </table:table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P2"><text:bookmark text:name="LC142"/>.C : undefined</text:p>
          </table:table-cell>
        </table:table-row>
      </table:table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Table_20_Contents"><text:bookmark text:name="LC143"/>.D : null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Table_20_Contents"><text:bookmark text:name="LC144"/>.E : Error</text:p>
          </table:table-cell>
        </table:table-row>
      </table:table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P1"><text:bookmark text:name="LC145"/></text:p>
          </table:table-cell>
        </table:table-row>
      </table:table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P1"><text:bookmark text:name="LC146"/></text:p>
          </table:table-cell>
        </table:table-row>
      </table:table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Table_20_Contents"><text:bookmark text:name="LC147"/>#<text:span text:style-name="T6"> Q16 What’s the return value of this function? </text:span></text:p>
          </table:table-cell>
        </table:table-row>
      </table:table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P1"><text:bookmark text:name="LC148"/></text:p>
          </table:table-cell>
        </table:table-row>
      </table:table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Table_20_Contents"><text:bookmark text:name="LC149"/>function greeting () {</text:p>
          </table:table-cell>
        </table:table-row>
      </table:table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Table_20_Contents"><text:bookmark text:name="LC150"/>if (hour &lt; 18)</text:p>
          </table:table-cell>
        </table:table-row>
      </table:table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Table_20_Contents"><text:bookmark text:name="LC151"/>return ("Good day")</text:p>
          </table:table-cell>
        </table:table-row>
      </table:table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Table_20_Contents"><text:bookmark text:name="LC152"/>console.log("Good night")</text:p>
          </table:table-cell>
        </table:table-row>
      </table:table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Table_20_Contents"><text:bookmark text:name="LC153"/>}</text:p>
          </table:table-cell>
        </table:table-row>
      </table:table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Table_20_Contents"><text:bookmark text:name="LC154"/>greeting (19)</text:p>
          </table:table-cell>
        </table:table-row>
      </table:table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P1"><text:bookmark text:name="LC155"/></text:p>
          </table:table-cell>
        </table:table-row>
      </table:table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Table_20_Contents"><text:bookmark text:name="LC156"/>.A : undefined</text:p>
          </table:table-cell>
        </table:table-row>
      </table:table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Table_20_Contents"><text:bookmark text:name="LC157"/>.B : "Good night" </text:p>
          </table:table-cell>
        </table:table-row>
      </table:table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Table_20_Contents"><text:bookmark text:name="LC158"/>.C : "Good day"</text:p>
          </table:table-cell>
        </table:table-row>
      </table:table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P2"><text:bookmark text:name="LC159"/>.E : Error</text:p>
          </table:table-cell>
        </table:table-row>
      </table:table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P1"><text:bookmark text:name="LC160"/></text:p>
          </table:table-cell>
        </table:table-row>
      </table:table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P4"><text:bookmark text:name="LC161"/># Q17 How can you add a comment in a JavaScript?</text:p>
          </table:table-cell>
        </table:table-row>
      </table:table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P1"><text:bookmark text:name="LC162"/></text:p>
          </table:table-cell>
        </table:table-row>
      </table:table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P2"><text:bookmark text:name="LC163"/>.A : // This is a comment</text:p>
          </table:table-cell>
        </table:table-row>
      </table:table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Table_20_Contents"><text:bookmark text:name="LC164"/>.B : &lt;!-- this is a comment --&gt;</text:p>
          </table:table-cell>
        </table:table-row>
      </table:table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Table_20_Contents"><text:bookmark text:name="LC165"/>.C : "this is a comment"</text:p>
          </table:table-cell>
        </table:table-row>
      </table:table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P1"><text:bookmark text:name="LC166"/></text:p>
          </table:table-cell>
        </table:table-row>
      </table:table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P4"><text:bookmark text:name="LC167"/># Q18 How to insert a comment that has more than one line?</text:p>
          </table:table-cell>
        </table:table-row>
      </table:table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P1"><text:bookmark text:name="LC168"/></text:p>
          </table:table-cell>
        </table:table-row>
      </table:table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P2"><text:bookmark text:name="LC169"/>.A : /* This comment has more than one line */</text:p>
          </table:table-cell>
        </table:table-row>
      </table:table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Table_20_Contents"><text:bookmark text:name="LC170"/>.B : &lt;!-- This is a comment --&gt;</text:p>
          </table:table-cell>
        </table:table-row>
      </table:table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Table_20_Contents"><text:bookmark text:name="LC171"/>.C : // This is a comment //</text:p>
          </table:table-cell>
        </table:table-row>
      </table:table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P1"><text:bookmark text:name="LC172"/></text:p>
          </table:table-cell>
        </table:table-row>
      </table:table>
      <table:table table:name="Table173" table:style-name="Table173">
        <table:table-column table:style-name="Table173.A"/>
        <text:soft-page-break/>
        <table:table-row>
          <table:table-cell table:style-name="Table173.A1" office:value-type="string">
            <text:p text:style-name="P4"><text:bookmark text:name="LC173"/># Q19 what does test() output?</text:p>
          </table:table-cell>
        </table:table-row>
      </table:table>
      <table:table table:name="Table174" table:style-name="Table174">
        <table:table-column table:style-name="Table174.A"/>
        <table:table-row>
          <table:table-cell table:style-name="Table174.A1" office:value-type="string">
            <text:p text:style-name="P1"><text:bookmark text:name="LC174"/></text:p>
          </table:table-cell>
        </table:table-row>
      </table:table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Table_20_Contents"><text:bookmark text:name="LC175"/>function test(num) {</text:p>
          </table:table-cell>
        </table:table-row>
      </table:table>
      <table:table table:name="Table176" table:style-name="Table176">
        <table:table-column table:style-name="Table176.A"/>
        <table:table-row>
          <table:table-cell table:style-name="Table176.A1" office:value-type="string">
            <text:p text:style-name="Table_20_Contents"><text:bookmark text:name="LC176"/>console.log(num)</text:p>
          </table:table-cell>
        </table:table-row>
      </table:table>
      <table:table table:name="Table177" table:style-name="Table177">
        <table:table-column table:style-name="Table177.A"/>
        <table:table-row>
          <table:table-cell table:style-name="Table177.A1" office:value-type="string">
            <text:p text:style-name="Table_20_Contents"><text:bookmark text:name="LC177"/>}</text:p>
          </table:table-cell>
        </table:table-row>
      </table:table>
      <table:table table:name="Table178" table:style-name="Table178">
        <table:table-column table:style-name="Table178.A"/>
        <table:table-row>
          <table:table-cell table:style-name="Table178.A1" office:value-type="string">
            <text:p text:style-name="P1"><text:bookmark text:name="LC178"/></text:p>
          </table:table-cell>
        </table:table-row>
      </table:table>
      <table:table table:name="Table179" table:style-name="Table179">
        <table:table-column table:style-name="Table179.A"/>
        <table:table-row>
          <table:table-cell table:style-name="Table179.A1" office:value-type="string">
            <text:p text:style-name="Table_20_Contents"><text:bookmark text:name="LC179"/>.A : Error </text:p>
          </table:table-cell>
        </table:table-row>
      </table:table>
      <table:table table:name="Table180" table:style-name="Table180">
        <table:table-column table:style-name="Table180.A"/>
        <table:table-row>
          <table:table-cell table:style-name="Table180.A1" office:value-type="string">
            <text:p text:style-name="Table_20_Contents"><text:bookmark text:name="LC180"/>.B : 1</text:p>
          </table:table-cell>
        </table:table-row>
      </table:table>
      <table:table table:name="Table181" table:style-name="Table181">
        <table:table-column table:style-name="Table181.A"/>
        <table:table-row>
          <table:table-cell table:style-name="Table181.A1" office:value-type="string">
            <text:p text:style-name="P2"><text:bookmark text:name="LC181"/>.C : undefined</text:p>
          </table:table-cell>
        </table:table-row>
      </table:table>
      <table:table table:name="Table182" table:style-name="Table182">
        <table:table-column table:style-name="Table182.A"/>
        <table:table-row>
          <table:table-cell table:style-name="Table182.A1" office:value-type="string">
            <text:p text:style-name="Table_20_Contents"><text:bookmark text:name="LC182"/>.D : null</text:p>
          </table:table-cell>
        </table:table-row>
      </table:table>
      <table:table table:name="Table183" table:style-name="Table183">
        <table:table-column table:style-name="Table183.A"/>
        <table:table-row>
          <table:table-cell table:style-name="Table183.A1" office:value-type="string">
            <text:p text:style-name="P1"><text:bookmark text:name="LC183"/></text:p>
          </table:table-cell>
        </table:table-row>
      </table:table>
      <table:table table:name="Table184" table:style-name="Table184">
        <table:table-column table:style-name="Table184.A"/>
        <table:table-row>
          <table:table-cell table:style-name="Table184.A1" office:value-type="string">
            <text:p text:style-name="P4"><text:bookmark text:name="LC184"/># Q20 What’s a recursive function? </text:p>
          </table:table-cell>
        </table:table-row>
      </table:table>
      <table:table table:name="Table185" table:style-name="Table185">
        <table:table-column table:style-name="Table185.A"/>
        <table:table-row>
          <table:table-cell table:style-name="Table185.A1" office:value-type="string">
            <text:p text:style-name="P1"><text:bookmark text:name="LC185"/></text:p>
          </table:table-cell>
        </table:table-row>
      </table:table>
      <table:table table:name="Table186" table:style-name="Table186">
        <table:table-column table:style-name="Table186.A"/>
        <table:table-row>
          <table:table-cell table:style-name="Table186.A1" office:value-type="string">
            <text:p text:style-name="Table_20_Contents"><text:bookmark text:name="LC186"/>.A : A function that has another function as a parameter</text:p>
          </table:table-cell>
        </table:table-row>
      </table:table>
      <table:table table:name="Table187" table:style-name="Table187">
        <table:table-column table:style-name="Table187.A"/>
        <table:table-row>
          <table:table-cell table:style-name="Table187.A1" office:value-type="string">
            <text:p text:style-name="P2"><text:bookmark text:name="LC187"/>.B : A function that calls itself</text:p>
          </table:table-cell>
        </table:table-row>
      </table:table>
      <table:table table:name="Table188" table:style-name="Table188">
        <table:table-column table:style-name="Table188.A"/>
        <table:table-row>
          <table:table-cell table:style-name="Table188.A1" office:value-type="string">
            <text:p text:style-name="Table_20_Contents"><text:bookmark text:name="LC188"/>.C : A function that's passed as a parameters</text:p>
          </table:table-cell>
        </table:table-row>
      </table:table>
      <table:table table:name="Table189" table:style-name="Table189">
        <table:table-column table:style-name="Table189.A"/>
        <table:table-row>
          <table:table-cell table:style-name="Table189.A1" office:value-type="string">
            <text:p text:style-name="Table_20_Contents"><text:bookmark text:name="LC189"/>.D : All of the above</text:p>
          </table:table-cell>
        </table:table-row>
      </table:table>
      <table:table table:name="Table190" table:style-name="Table190">
        <table:table-column table:style-name="Table190.A"/>
        <table:table-row>
          <table:table-cell table:style-name="Table190.A1" office:value-type="string">
            <text:p text:style-name="P1"><text:bookmark text:name="LC190"/></text:p>
          </table:table-cell>
        </table:table-row>
      </table:table>
      <table:table table:name="Table191" table:style-name="Table191">
        <table:table-column table:style-name="Table191.A"/>
        <table:table-row>
          <table:table-cell table:style-name="Table191.A1" office:value-type="string">
            <text:p text:style-name="Table_20_Contents"><text:bookmark text:name="LC191"/>#<text:span text:style-name="T6"> Q21 What does this function output? </text:span></text:p>
          </table:table-cell>
        </table:table-row>
      </table:table>
      <table:table table:name="Table192" table:style-name="Table192">
        <table:table-column table:style-name="Table192.A"/>
        <table:table-row>
          <table:table-cell table:style-name="Table192.A1" office:value-type="string">
            <text:p text:style-name="P1"><text:bookmark text:name="LC192"/></text:p>
          </table:table-cell>
        </table:table-row>
      </table:table>
      <table:table table:name="Table193" table:style-name="Table193">
        <table:table-column table:style-name="Table193.A"/>
        <table:table-row>
          <table:table-cell table:style-name="Table193.A1" office:value-type="string">
            <text:p text:style-name="Table_20_Contents"><text:bookmark text:name="LC193"/>function() {</text:p>
          </table:table-cell>
        </table:table-row>
      </table:table>
      <table:table table:name="Table194" table:style-name="Table194">
        <table:table-column table:style-name="Table194.A"/>
        <table:table-row>
          <table:table-cell table:style-name="Table194.A1" office:value-type="string">
            <text:p text:style-name="Table_20_Contents"><text:bookmark text:name="LC194"/>var a = 10</text:p>
          </table:table-cell>
        </table:table-row>
      </table:table>
      <table:table table:name="Table195" table:style-name="Table195">
        <table:table-column table:style-name="Table195.A"/>
        <table:table-row>
          <table:table-cell table:style-name="Table195.A1" office:value-type="string">
            <text:p text:style-name="Table_20_Contents"><text:bookmark text:name="LC195"/>if(a &gt; 5)</text:p>
          </table:table-cell>
        </table:table-row>
      </table:table>
      <table:table table:name="Table196" table:style-name="Table196">
        <table:table-column table:style-name="Table196.A"/>
        <table:table-row>
          <table:table-cell table:style-name="Table196.A1" office:value-type="string">
            <text:p text:style-name="Table_20_Contents"><text:bookmark text:name="LC196"/>a = 7</text:p>
          </table:table-cell>
        </table:table-row>
      </table:table>
      <table:table table:name="Table197" table:style-name="Table197">
        <table:table-column table:style-name="Table197.A"/>
        <table:table-row>
          <table:table-cell table:style-name="Table197.A1" office:value-type="string">
            <text:p text:style-name="Table_20_Contents"><text:bookmark text:name="LC197"/>console.log(a)</text:p>
          </table:table-cell>
        </table:table-row>
      </table:table>
      <table:table table:name="Table198" table:style-name="Table198">
        <table:table-column table:style-name="Table198.A"/>
        <table:table-row>
          <table:table-cell table:style-name="Table198.A1" office:value-type="string">
            <text:p text:style-name="Table_20_Contents"><text:bookmark text:name="LC198"/>}</text:p>
          </table:table-cell>
        </table:table-row>
      </table:table>
      <table:table table:name="Table199" table:style-name="Table199">
        <table:table-column table:style-name="Table199.A"/>
        <table:table-row>
          <table:table-cell table:style-name="Table199.A1" office:value-type="string">
            <text:p text:style-name="P1"><text:bookmark text:name="LC199"/></text:p>
          </table:table-cell>
        </table:table-row>
      </table:table>
      <table:table table:name="Table200" table:style-name="Table200">
        <table:table-column table:style-name="Table200.A"/>
        <table:table-row>
          <table:table-cell table:style-name="Table200.A1" office:value-type="string">
            <text:p text:style-name="Table_20_Contents"><text:bookmark text:name="LC200"/>.A : 7</text:p>
          </table:table-cell>
        </table:table-row>
      </table:table>
      <table:table table:name="Table201" table:style-name="Table201">
        <table:table-column table:style-name="Table201.A"/>
        <table:table-row>
          <table:table-cell table:style-name="Table201.A1" office:value-type="string">
            <text:p text:style-name="Table_20_Contents"><text:bookmark text:name="LC201"/>.B : 10</text:p>
          </table:table-cell>
        </table:table-row>
      </table:table>
      <table:table table:name="Table202" table:style-name="Table202">
        <table:table-column table:style-name="Table202.A"/>
        <table:table-row>
          <table:table-cell table:style-name="Table202.A1" office:value-type="string">
            <text:p text:style-name="Table_20_Contents"><text:bookmark text:name="LC202"/>.C : null</text:p>
          </table:table-cell>
        </table:table-row>
      </table:table>
      <table:table table:name="Table203" table:style-name="Table203">
        <table:table-column table:style-name="Table203.A"/>
        <table:table-row>
          <table:table-cell table:style-name="Table203.A1" office:value-type="string">
            <text:p text:style-name="Table_20_Contents"><text:bookmark text:name="LC203"/>.D : undefined</text:p>
          </table:table-cell>
        </table:table-row>
        <table:table-row>
          <table:table-cell table:style-name="Table203.A1" office:value-type="string">
            <text:p text:style-name="P2">.<text:span text:style-name="T7">E:Error</text:span></text:p>
          </table:table-cell>
        </table:table-row>
      </table:table>
      <table:table table:name="Table204" table:style-name="Table204">
        <table:table-column table:style-name="Table204.A"/>
        <table:table-row>
          <table:table-cell table:style-name="Table204.A1" office:value-type="string">
            <text:p text:style-name="P1"><text:bookmark text:name="LC204"/></text:p>
          </table:table-cell>
        </table:table-row>
      </table:table>
      <table:table table:name="Table205" table:style-name="Table205">
        <table:table-column table:style-name="Table205.A"/>
        <table:table-row>
          <table:table-cell table:style-name="Table205.A1" office:value-type="string">
            <text:p text:style-name="Table_20_Contents"><text:bookmark text:name="LC205"/>#<text:span text:style-name="T6"> Q22 What does the following snippet output?</text:span></text:p>
          </table:table-cell>
        </table:table-row>
      </table:table>
      <table:table table:name="Table206" table:style-name="Table206">
        <table:table-column table:style-name="Table206.A"/>
        <table:table-row>
          <table:table-cell table:style-name="Table206.A1" office:value-type="string">
            <text:p text:style-name="P1"><text:bookmark text:name="LC206"/></text:p>
          </table:table-cell>
        </table:table-row>
      </table:table>
      <table:table table:name="Table207" table:style-name="Table207">
        <table:table-column table:style-name="Table207.A"/>
        <table:table-row>
          <table:table-cell table:style-name="Table207.A1" office:value-type="string">
            <text:p text:style-name="Table_20_Contents"><text:bookmark text:name="LC207"/>function() {</text:p>
          </table:table-cell>
        </table:table-row>
      </table:table>
      <table:table table:name="Table208" table:style-name="Table208">
        <table:table-column table:style-name="Table208.A"/>
        <table:table-row>
          <table:table-cell table:style-name="Table208.A1" office:value-type="string">
            <text:p text:style-name="Table_20_Contents"><text:bookmark text:name="LC208"/>var a = 10</text:p>
          </table:table-cell>
        </table:table-row>
      </table:table>
      <table:table table:name="Table209" table:style-name="Table209">
        <table:table-column table:style-name="Table209.A"/>
        <table:table-row>
          <table:table-cell table:style-name="Table209.A1" office:value-type="string">
            <text:p text:style-name="Table_20_Contents"><text:bookmark text:name="LC209"/>if(false)</text:p>
          </table:table-cell>
        </table:table-row>
      </table:table>
      <table:table table:name="Table210" table:style-name="Table210">
        <table:table-column table:style-name="Table210.A"/>
        <table:table-row>
          <table:table-cell table:style-name="Table210.A1" office:value-type="string">
            <text:p text:style-name="Table_20_Contents"><text:bookmark text:name="LC210"/>a = 7</text:p>
          </table:table-cell>
        </table:table-row>
      </table:table>
      <table:table table:name="Table211" table:style-name="Table211">
        <table:table-column table:style-name="Table211.A"/>
        <table:table-row>
          <table:table-cell table:style-name="Table211.A1" office:value-type="string">
            <text:p text:style-name="Table_20_Contents"><text:bookmark text:name="LC211"/>console.log(a)</text:p>
          </table:table-cell>
        </table:table-row>
      </table:table>
      <table:table table:name="Table212" table:style-name="Table212">
        <table:table-column table:style-name="Table212.A"/>
        <table:table-row>
          <table:table-cell table:style-name="Table212.A1" office:value-type="string">
            <text:p text:style-name="Table_20_Contents"><text:bookmark text:name="LC212"/>}</text:p>
          </table:table-cell>
        </table:table-row>
      </table:table>
      <table:table table:name="Table213" table:style-name="Table213">
        <table:table-column table:style-name="Table213.A"/>
        <table:table-row>
          <table:table-cell table:style-name="Table213.A1" office:value-type="string">
            <text:p text:style-name="P1"><text:bookmark text:name="LC213"/></text:p>
          </table:table-cell>
        </table:table-row>
      </table:table>
      <table:table table:name="Table214" table:style-name="Table214">
        <table:table-column table:style-name="Table214.A"/>
        <table:table-row>
          <table:table-cell table:style-name="Table214.A1" office:value-type="string">
            <text:p text:style-name="Table_20_Contents"><text:bookmark text:name="LC214"/>.A : 7</text:p>
          </table:table-cell>
        </table:table-row>
      </table:table>
      <table:table table:name="Table215" table:style-name="Table215">
        <table:table-column table:style-name="Table215.A"/>
        <table:table-row>
          <table:table-cell table:style-name="Table215.A1" office:value-type="string">
            <text:p text:style-name="Table_20_Contents"><text:bookmark text:name="LC215"/>.B : 10</text:p>
          </table:table-cell>
        </table:table-row>
      </table:table>
      <table:table table:name="Table216" table:style-name="Table216">
        <table:table-column table:style-name="Table216.A"/>
        <table:table-row>
          <table:table-cell table:style-name="Table216.A1" office:value-type="string">
            <text:p text:style-name="Table_20_Contents"><text:bookmark text:name="LC216"/>.C : null</text:p>
          </table:table-cell>
        </table:table-row>
      </table:table>
      <table:table table:name="Table217" table:style-name="Table217">
        <table:table-column table:style-name="Table217.A"/>
        <table:table-row>
          <table:table-cell table:style-name="Table217.A1" office:value-type="string">
            <text:p text:style-name="P6"><text:bookmark text:name="LC217"/>.D :undefined<text:span text:style-name="T2">.</text:span><text:span text:style-name="T3">E:Error</text:span></text:p>
          </table:table-cell>
        </table:table-row>
      </table:table>
      <table:table table:name="Table218" table:style-name="Table218">
        <table:table-column table:style-name="Table218.A"/>
        <table:table-row>
          <table:table-cell table:style-name="Table218.A1" office:value-type="string">
            <text:p text:style-name="P1"><text:bookmark text:name="LC218"/></text:p>
          </table:table-cell>
        </table:table-row>
      </table:table>
      <table:table table:name="Table219" table:style-name="Table219">
        <table:table-column table:style-name="Table219.A"/>
        <table:table-row>
          <table:table-cell table:style-name="Table219.A1" office:value-type="string">
            <text:p text:style-name="P4"><text:bookmark text:name="LC219"/># Q23 What does the following snippet output?</text:p>
          </table:table-cell>
        </table:table-row>
      </table:table>
      <table:table table:name="Table220" table:style-name="Table220">
        <table:table-column table:style-name="Table220.A"/>
        <table:table-row>
          <table:table-cell table:style-name="Table220.A1" office:value-type="string">
            <text:p text:style-name="Table_20_Contents"><text:bookmark text:name="LC220"/>var a = 10</text:p>
          </table:table-cell>
        </table:table-row>
      </table:table>
      <table:table table:name="Table221" table:style-name="Table221">
        <table:table-column table:style-name="Table221.A"/>
        <table:table-row>
          <table:table-cell table:style-name="Table221.A1" office:value-type="string">
            <text:p text:style-name="Table_20_Contents"><text:bookmark text:name="LC221"/>function() {</text:p>
          </table:table-cell>
        </table:table-row>
      </table:table>
      <table:table table:name="Table222" table:style-name="Table222">
        <table:table-column table:style-name="Table222.A"/>
        <text:soft-page-break/>
        <table:table-row>
          <table:table-cell table:style-name="Table222.A1" office:value-type="string">
            <text:p text:style-name="Table_20_Contents"><text:bookmark text:name="LC222"/>if(true)</text:p>
          </table:table-cell>
        </table:table-row>
      </table:table>
      <table:table table:name="Table223" table:style-name="Table223">
        <table:table-column table:style-name="Table223.A"/>
        <table:table-row>
          <table:table-cell table:style-name="Table223.A1" office:value-type="string">
            <text:p text:style-name="Table_20_Contents"><text:bookmark text:name="LC223"/>a = 7</text:p>
          </table:table-cell>
        </table:table-row>
      </table:table>
      <table:table table:name="Table224" table:style-name="Table224">
        <table:table-column table:style-name="Table224.A"/>
        <table:table-row>
          <table:table-cell table:style-name="Table224.A1" office:value-type="string">
            <text:p text:style-name="Table_20_Contents"><text:bookmark text:name="LC224"/>console.log(a)</text:p>
          </table:table-cell>
        </table:table-row>
      </table:table>
      <table:table table:name="Table225" table:style-name="Table225">
        <table:table-column table:style-name="Table225.A"/>
        <table:table-row>
          <table:table-cell table:style-name="Table225.A1" office:value-type="string">
            <text:p text:style-name="Table_20_Contents"><text:bookmark text:name="LC225"/>}</text:p>
          </table:table-cell>
        </table:table-row>
      </table:table>
      <table:table table:name="Table226" table:style-name="Table226">
        <table:table-column table:style-name="Table226.A"/>
        <table:table-row>
          <table:table-cell table:style-name="Table226.A1" office:value-type="string">
            <text:p text:style-name="P1"><text:bookmark text:name="LC226"/></text:p>
          </table:table-cell>
        </table:table-row>
      </table:table>
      <table:table table:name="Table227" table:style-name="Table227">
        <table:table-column table:style-name="Table227.A"/>
        <table:table-row>
          <table:table-cell table:style-name="Table227.A1" office:value-type="string">
            <text:p text:style-name="Table_20_Contents"><text:bookmark text:name="LC227"/>.A : 7</text:p>
          </table:table-cell>
        </table:table-row>
      </table:table>
      <table:table table:name="Table228" table:style-name="Table228">
        <table:table-column table:style-name="Table228.A"/>
        <table:table-row>
          <table:table-cell table:style-name="Table228.A1" office:value-type="string">
            <text:p text:style-name="Table_20_Contents"><text:bookmark text:name="LC228"/>.B : 10</text:p>
          </table:table-cell>
        </table:table-row>
      </table:table>
      <table:table table:name="Table229" table:style-name="Table229">
        <table:table-column table:style-name="Table229.A"/>
        <table:table-row>
          <table:table-cell table:style-name="Table229.A1" office:value-type="string">
            <text:p text:style-name="Table_20_Contents"><text:bookmark text:name="LC229"/>.C : null</text:p>
          </table:table-cell>
        </table:table-row>
      </table:table>
      <table:table table:name="Table230" table:style-name="Table230">
        <table:table-column table:style-name="Table230.A"/>
        <table:table-row>
          <table:table-cell table:style-name="Table230.A1" office:value-type="string">
            <text:p text:style-name="P6"><text:bookmark text:name="LC230"/>.D : undefined <text:span text:style-name="T2">.</text:span><text:span text:style-name="T3">E:Error</text:span></text:p>
          </table:table-cell>
        </table:table-row>
      </table:table>
      <table:table table:name="Table231" table:style-name="Table231">
        <table:table-column table:style-name="Table231.A"/>
        <table:table-row>
          <table:table-cell table:style-name="Table231.A1" office:value-type="string">
            <text:p text:style-name="P1"><text:bookmark text:name="LC231"/></text:p>
          </table:table-cell>
        </table:table-row>
      </table:table>
      <table:table table:name="Table232" table:style-name="Table232">
        <table:table-column table:style-name="Table232.A"/>
        <table:table-row>
          <table:table-cell table:style-name="Table232.A1" office:value-type="string">
            <text:p text:style-name="P4"><text:bookmark text:name="LC232"/># Q24 What does the following snippet output?</text:p>
          </table:table-cell>
        </table:table-row>
      </table:table>
      <table:table table:name="Table233" table:style-name="Table233">
        <table:table-column table:style-name="Table233.A"/>
        <table:table-row>
          <table:table-cell table:style-name="Table233.A1" office:value-type="string">
            <text:p text:style-name="P1"><text:bookmark text:name="LC233"/></text:p>
          </table:table-cell>
        </table:table-row>
      </table:table>
      <table:table table:name="Table234" table:style-name="Table234">
        <table:table-column table:style-name="Table234.A"/>
        <table:table-row>
          <table:table-cell table:style-name="Table234.A1" office:value-type="string">
            <text:p text:style-name="Table_20_Contents"><text:bookmark text:name="LC234"/>var a = 6</text:p>
          </table:table-cell>
        </table:table-row>
      </table:table>
      <table:table table:name="Table235" table:style-name="Table235">
        <table:table-column table:style-name="Table235.A"/>
        <table:table-row>
          <table:table-cell table:style-name="Table235.A1" office:value-type="string">
            <text:p text:style-name="Table_20_Contents"><text:bookmark text:name="LC235"/>function test() {</text:p>
          </table:table-cell>
        </table:table-row>
      </table:table>
      <table:table table:name="Table236" table:style-name="Table236">
        <table:table-column table:style-name="Table236.A"/>
        <table:table-row>
          <table:table-cell table:style-name="Table236.A1" office:value-type="string">
            <text:p text:style-name="Table_20_Contents"><text:bookmark text:name="LC236"/>var a = 7</text:p>
          </table:table-cell>
        </table:table-row>
      </table:table>
      <table:table table:name="Table237" table:style-name="Table237">
        <table:table-column table:style-name="Table237.A"/>
        <table:table-row>
          <table:table-cell table:style-name="Table237.A1" office:value-type="string">
            <text:p text:style-name="Table_20_Contents"><text:bookmark text:name="LC237"/>function again() {</text:p>
          </table:table-cell>
        </table:table-row>
      </table:table>
      <table:table table:name="Table238" table:style-name="Table238">
        <table:table-column table:style-name="Table238.A"/>
        <table:table-row>
          <table:table-cell table:style-name="Table238.A1" office:value-type="string">
            <text:p text:style-name="Table_20_Contents"><text:bookmark text:name="LC238"/>var a = 8</text:p>
          </table:table-cell>
        </table:table-row>
      </table:table>
      <table:table table:name="Table239" table:style-name="Table239">
        <table:table-column table:style-name="Table239.A"/>
        <table:table-row>
          <table:table-cell table:style-name="Table239.A1" office:value-type="string">
            <text:p text:style-name="Table_20_Contents"><text:bookmark text:name="LC239"/>console.log(a) </text:p>
          </table:table-cell>
        </table:table-row>
      </table:table>
      <table:table table:name="Table240" table:style-name="Table240">
        <table:table-column table:style-name="Table240.A"/>
        <table:table-row>
          <table:table-cell table:style-name="Table240.A1" office:value-type="string">
            <text:p text:style-name="Table_20_Contents"><text:bookmark text:name="LC240"/>}</text:p>
          </table:table-cell>
        </table:table-row>
      </table:table>
      <table:table table:name="Table241" table:style-name="Table241">
        <table:table-column table:style-name="Table241.A"/>
        <table:table-row>
          <table:table-cell table:style-name="Table241.A1" office:value-type="string">
            <text:p text:style-name="Table_20_Contents"><text:bookmark text:name="LC241"/>again()</text:p>
          </table:table-cell>
        </table:table-row>
      </table:table>
      <table:table table:name="Table242" table:style-name="Table242">
        <table:table-column table:style-name="Table242.A"/>
        <table:table-row>
          <table:table-cell table:style-name="Table242.A1" office:value-type="string">
            <text:p text:style-name="Table_20_Contents"><text:bookmark text:name="LC242"/>console.log(a) </text:p>
          </table:table-cell>
        </table:table-row>
      </table:table>
      <table:table table:name="Table243" table:style-name="Table243">
        <table:table-column table:style-name="Table243.A"/>
        <table:table-row>
          <table:table-cell table:style-name="Table243.A1" office:value-type="string">
            <text:p text:style-name="Table_20_Contents"><text:bookmark text:name="LC243"/>}</text:p>
          </table:table-cell>
        </table:table-row>
      </table:table>
      <table:table table:name="Table244" table:style-name="Table244">
        <table:table-column table:style-name="Table244.A"/>
        <table:table-row>
          <table:table-cell table:style-name="Table244.A1" office:value-type="string">
            <text:p text:style-name="Table_20_Contents"><text:bookmark text:name="LC244"/>test()</text:p>
          </table:table-cell>
        </table:table-row>
      </table:table>
      <table:table table:name="Table245" table:style-name="Table245">
        <table:table-column table:style-name="Table245.A"/>
        <table:table-row>
          <table:table-cell table:style-name="Table245.A1" office:value-type="string">
            <text:p text:style-name="Table_20_Contents"><text:bookmark text:name="LC245"/>console.log(a)</text:p>
          </table:table-cell>
        </table:table-row>
      </table:table>
      <table:table table:name="Table246" table:style-name="Table246">
        <table:table-column table:style-name="Table246.A"/>
        <table:table-row>
          <table:table-cell table:style-name="Table246.A1" office:value-type="string">
            <text:p text:style-name="P1"><text:bookmark text:name="LC246"/></text:p>
          </table:table-cell>
        </table:table-row>
      </table:table>
      <table:table table:name="Table247" table:style-name="Table247">
        <table:table-column table:style-name="Table247.A"/>
        <table:table-row>
          <table:table-cell table:style-name="Table247.A1" office:value-type="string">
            <text:p text:style-name="Table_20_Contents"><text:bookmark text:name="LC247"/>.A : 6,7,8</text:p>
          </table:table-cell>
        </table:table-row>
      </table:table>
      <table:table table:name="Table248" table:style-name="Table248">
        <table:table-column table:style-name="Table248.A"/>
        <table:table-row>
          <table:table-cell table:style-name="Table248.A1" office:value-type="string">
            <text:p text:style-name="Table_20_Contents"><text:bookmark text:name="LC248"/>.B : 7,8,6</text:p>
          </table:table-cell>
        </table:table-row>
      </table:table>
      <table:table table:name="Table249" table:style-name="Table249">
        <table:table-column table:style-name="Table249.A"/>
        <table:table-row>
          <table:table-cell table:style-name="Table249.A1" office:value-type="string">
            <text:p text:style-name="P2"><text:bookmark text:name="LC249"/>.C : 8,7,6</text:p>
          </table:table-cell>
        </table:table-row>
      </table:table>
      <table:table table:name="Table250" table:style-name="Table250">
        <table:table-column table:style-name="Table250.A"/>
        <table:table-row>
          <table:table-cell table:style-name="Table250.A1" office:value-type="string">
            <text:p text:style-name="P5"><text:bookmark text:name="LC250"/>.D : Error</text:p>
          </table:table-cell>
        </table:table-row>
      </table:table>
      <table:table table:name="Table251" table:style-name="Table251">
        <table:table-column table:style-name="Table251.A"/>
        <table:table-row>
          <table:table-cell table:style-name="Table251.A1" office:value-type="string">
            <text:p text:style-name="P1"><text:bookmark text:name="LC251"/></text:p>
          </table:table-cell>
        </table:table-row>
      </table:table>
      <table:table table:name="Table252" table:style-name="Table252">
        <table:table-column table:style-name="Table252.A"/>
        <table:table-row>
          <table:table-cell table:style-name="Table252.A1" office:value-type="string">
            <text:p text:style-name="P1"><text:bookmark text:name="LC252"/></text:p>
          </table:table-cell>
        </table:table-row>
      </table:table>
      <table:table table:name="Table253" table:style-name="Table253">
        <table:table-column table:style-name="Table253.A"/>
        <table:table-row>
          <table:table-cell table:style-name="Table253.A1" office:value-type="string">
            <text:p text:style-name="P4"><text:bookmark text:name="LC253"/># Q25 What does first ()() return?</text:p>
          </table:table-cell>
        </table:table-row>
      </table:table>
      <table:table table:name="Table254" table:style-name="Table254">
        <table:table-column table:style-name="Table254.A"/>
        <table:table-row>
          <table:table-cell table:style-name="Table254.A1" office:value-type="string">
            <text:p text:style-name="P1"><text:bookmark text:name="LC254"/></text:p>
          </table:table-cell>
        </table:table-row>
      </table:table>
      <table:table table:name="Table255" table:style-name="Table255">
        <table:table-column table:style-name="Table255.A"/>
        <table:table-row>
          <table:table-cell table:style-name="Table255.A1" office:value-type="string">
            <text:p text:style-name="Table_20_Contents"><text:bookmark text:name="LC255"/>function first() {</text:p>
          </table:table-cell>
        </table:table-row>
      </table:table>
      <table:table table:name="Table256" table:style-name="Table256">
        <table:table-column table:style-name="Table256.A"/>
        <table:table-row>
          <table:table-cell table:style-name="Table256.A1" office:value-type="string">
            <text:p text:style-name="Table_20_Contents"><text:bookmark text:name="LC256"/>var b = 8</text:p>
          </table:table-cell>
        </table:table-row>
      </table:table>
      <table:table table:name="Table257" table:style-name="Table257">
        <table:table-column table:style-name="Table257.A"/>
        <table:table-row>
          <table:table-cell table:style-name="Table257.A1" office:value-type="string">
            <text:p text:style-name="Table_20_Contents"><text:bookmark text:name="LC257"/>function second() {</text:p>
          </table:table-cell>
        </table:table-row>
      </table:table>
      <table:table table:name="Table258" table:style-name="Table258">
        <table:table-column table:style-name="Table258.A"/>
        <table:table-row>
          <table:table-cell table:style-name="Table258.A1" office:value-type="string">
            <text:p text:style-name="Table_20_Contents"><text:bookmark text:name="LC258"/>var a = 9</text:p>
          </table:table-cell>
        </table:table-row>
      </table:table>
      <table:table table:name="Table259" table:style-name="Table259">
        <table:table-column table:style-name="Table259.A"/>
        <table:table-row>
          <table:table-cell table:style-name="Table259.A1" office:value-type="string">
            <text:p text:style-name="Table_20_Contents"><text:bookmark text:name="LC259"/>console.log(b) </text:p>
          </table:table-cell>
        </table:table-row>
      </table:table>
      <table:table table:name="Table260" table:style-name="Table260">
        <table:table-column table:style-name="Table260.A"/>
        <table:table-row>
          <table:table-cell table:style-name="Table260.A1" office:value-type="string">
            <text:p text:style-name="Table_20_Contents"><text:bookmark text:name="LC260"/>}</text:p>
          </table:table-cell>
        </table:table-row>
      </table:table>
      <table:table table:name="Table261" table:style-name="Table261">
        <table:table-column table:style-name="Table261.A"/>
        <table:table-row>
          <table:table-cell table:style-name="Table261.A1" office:value-type="string">
            <text:p text:style-name="Table_20_Contents"><text:bookmark text:name="LC261"/>console.log(a)</text:p>
          </table:table-cell>
        </table:table-row>
      </table:table>
      <table:table table:name="Table262" table:style-name="Table262">
        <table:table-column table:style-name="Table262.A"/>
        <table:table-row>
          <table:table-cell table:style-name="Table262.A1" office:value-type="string">
            <text:p text:style-name="Table_20_Contents"><text:bookmark text:name="LC262"/>return second</text:p>
          </table:table-cell>
        </table:table-row>
      </table:table>
      <table:table table:name="Table263" table:style-name="Table263">
        <table:table-column table:style-name="Table263.A"/>
        <table:table-row>
          <table:table-cell table:style-name="Table263.A1" office:value-type="string">
            <text:p text:style-name="Table_20_Contents"><text:bookmark text:name="LC263"/>}</text:p>
          </table:table-cell>
        </table:table-row>
      </table:table>
      <table:table table:name="Table264" table:style-name="Table264">
        <table:table-column table:style-name="Table264.A"/>
        <table:table-row>
          <table:table-cell table:style-name="Table264.A1" office:value-type="string">
            <text:p text:style-name="P1"><text:bookmark text:name="LC264"/></text:p>
          </table:table-cell>
        </table:table-row>
      </table:table>
      <table:table table:name="Table265" table:style-name="Table265">
        <table:table-column table:style-name="Table265.A"/>
        <table:table-row>
          <table:table-cell table:style-name="Table265.A1" office:value-type="string">
            <text:p text:style-name="Table_20_Contents"><text:bookmark text:name="LC265"/>.A : 8,9</text:p>
          </table:table-cell>
        </table:table-row>
      </table:table>
      <table:table table:name="Table266" table:style-name="Table266">
        <table:table-column table:style-name="Table266.A"/>
        <table:table-row>
          <table:table-cell table:style-name="Table266.A1" office:value-type="string">
            <text:p text:style-name="Table_20_Contents"><text:bookmark text:name="LC266"/>.B : 9,8</text:p>
          </table:table-cell>
        </table:table-row>
      </table:table>
      <table:table table:name="Table267" table:style-name="Table267">
        <table:table-column table:style-name="Table267.A"/>
        <table:table-row>
          <table:table-cell table:style-name="Table267.A1" office:value-type="string">
            <text:p text:style-name="Table_20_Contents"><text:bookmark text:name="LC267"/>.C : 8</text:p>
          </table:table-cell>
        </table:table-row>
      </table:table>
      <table:table table:name="Table268" table:style-name="Table268">
        <table:table-column table:style-name="Table268.A"/>
        <table:table-row>
          <table:table-cell table:style-name="Table268.A1" office:value-type="string">
            <text:p text:style-name="Table_20_Contents"><text:bookmark text:name="LC268"/>.D : 9</text:p>
          </table:table-cell>
        </table:table-row>
      </table:table>
      <table:table table:name="Table269" table:style-name="Table269">
        <table:table-column table:style-name="Table269.A"/>
        <table:table-row>
          <table:table-cell table:style-name="Table269.A1" office:value-type="string">
            <text:p text:style-name="P2"><text:bookmark text:name="LC269"/>.E : Error</text:p>
            <text:p text:style-name="P3"><text:soft-page-break/></text:p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3T14:04:18.604494657</meta:creation-date>
    <dc:date>2020-04-03T15:56:44.453806902</dc:date>
    <meta:editing-duration>PT9M32S</meta:editing-duration>
    <meta:editing-cycles>2</meta:editing-cycles>
    <meta:generator>LibreOffice/6.3.5.2$Linux_X86_64 LibreOffice_project/30$Build-2</meta:generator>
    <meta:document-statistic meta:table-count="269" meta:image-count="0" meta:object-count="0" meta:page-count="6" meta:paragraph-count="188" meta:word-count="769" meta:character-count="3493" meta:non-whitespace-character-count="2894"/>
  </office:meta>
</office:document-meta>
</file>